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0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8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0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4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5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6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7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08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2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5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6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1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6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27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28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29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0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22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22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23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23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23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3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23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23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23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23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23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23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24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24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24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24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24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24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24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24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24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4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25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25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25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25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254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255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256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257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25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25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26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26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6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26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26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26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26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26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26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270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271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272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273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27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275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276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27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278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279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280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28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282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283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284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28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286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287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288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289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290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291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292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293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294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295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296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297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298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299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300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301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302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303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304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305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306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307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308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309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310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311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312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313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314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315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316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317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318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319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320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321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33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4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42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3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officeooo:rsid="00ef5bfd" style:font-name-complex="Guttman Rashi" style:font-size-complex="5pt"/>
    </style:style>
    <style:style style:name="T8" style:family="text">
      <style:text-properties style:font-name-complex="Guttman Rashi" style:font-size-complex="4pt"/>
    </style:style>
    <style:style style:name="T9" style:family="text">
      <style:text-properties style:font-name-complex="Guttman Rashi" style:font-size-complex="6pt"/>
    </style:style>
    <style:style style:name="T10" style:family="text">
      <style:text-properties officeooo:rsid="0039a848" style:font-name-complex="Guttman Rashi"/>
    </style:style>
    <style:style style:name="T11" style:family="text">
      <style:text-properties officeooo:rsid="003d98a5" style:font-name-complex="Guttman Rashi"/>
    </style:style>
    <style:style style:name="T12" style:family="text">
      <style:text-properties officeooo:rsid="003f591c" style:font-name-complex="Guttman Rashi"/>
    </style:style>
    <style:style style:name="T13" style:family="text">
      <style:text-properties officeooo:rsid="003ff9b6" style:font-name-complex="Guttman Rashi"/>
    </style:style>
    <style:style style:name="T14" style:family="text">
      <style:text-properties officeooo:rsid="0040b6f4" style:font-name-complex="Guttman Rashi"/>
    </style:style>
    <style:style style:name="T15" style:family="text">
      <style:text-properties officeooo:rsid="00460f83" style:font-name-complex="Guttman Rashi"/>
    </style:style>
    <style:style style:name="T16" style:family="text">
      <style:text-properties officeooo:rsid="004771e3" style:font-name-complex="Guttman Rashi"/>
    </style:style>
    <style:style style:name="T17" style:family="text">
      <style:text-properties officeooo:rsid="004fb632" style:font-name-complex="Guttman Rashi"/>
    </style:style>
    <style:style style:name="T18" style:family="text">
      <style:text-properties officeooo:rsid="00534aa1" style:font-name-complex="Guttman Rashi"/>
    </style:style>
    <style:style style:name="T19" style:family="text">
      <style:text-properties officeooo:rsid="005479f7" style:font-name-complex="Guttman Rashi"/>
    </style:style>
    <style:style style:name="T20" style:family="text">
      <style:text-properties officeooo:rsid="00571993" style:font-name-complex="Guttman Rashi"/>
    </style:style>
    <style:style style:name="T21" style:family="text">
      <style:text-properties officeooo:rsid="005cb323" style:font-name-complex="Guttman Rashi"/>
    </style:style>
    <style:style style:name="T22" style:family="text">
      <style:text-properties officeooo:rsid="0062df07" style:font-name-complex="Guttman Rashi"/>
    </style:style>
    <style:style style:name="T23" style:family="text">
      <style:text-properties officeooo:rsid="00653d04" style:font-name-complex="Guttman Rashi"/>
    </style:style>
    <style:style style:name="T24" style:family="text">
      <style:text-properties officeooo:rsid="00698c6e" style:font-name-complex="Guttman Rashi"/>
    </style:style>
    <style:style style:name="T25" style:family="text">
      <style:text-properties officeooo:rsid="006adf37" style:font-name-complex="Guttman Rashi"/>
    </style:style>
    <style:style style:name="T26" style:family="text">
      <style:text-properties officeooo:rsid="006c6185" style:font-name-complex="Guttman Rashi"/>
    </style:style>
    <style:style style:name="T27" style:family="text">
      <style:text-properties officeooo:rsid="006e3ee8" style:font-name-complex="Guttman Rashi"/>
    </style:style>
    <style:style style:name="T28" style:family="text">
      <style:text-properties officeooo:rsid="006f1b2a" style:font-name-complex="Guttman Rashi"/>
    </style:style>
    <style:style style:name="T29" style:family="text">
      <style:text-properties officeooo:rsid="0077f336" style:font-name-complex="Guttman Rashi"/>
    </style:style>
    <style:style style:name="T30" style:family="text">
      <style:text-properties officeooo:rsid="007d631a" style:font-name-complex="Guttman Rashi"/>
    </style:style>
    <style:style style:name="T31" style:family="text">
      <style:text-properties officeooo:rsid="007ea6f6" style:font-name-complex="Guttman Rashi"/>
    </style:style>
    <style:style style:name="T32" style:family="text">
      <style:text-properties officeooo:rsid="007f2c16" style:font-name-complex="Guttman Rashi"/>
    </style:style>
    <style:style style:name="T33" style:family="text">
      <style:text-properties officeooo:rsid="00805fe0" style:font-name-complex="Guttman Rashi"/>
    </style:style>
    <style:style style:name="T34" style:family="text">
      <style:text-properties officeooo:rsid="0080742b" style:font-name-complex="Guttman Rashi"/>
    </style:style>
    <style:style style:name="T35" style:family="text">
      <style:text-properties officeooo:rsid="0084d027" style:font-name-complex="Guttman Rashi"/>
    </style:style>
    <style:style style:name="T36" style:family="text">
      <style:text-properties officeooo:rsid="00870d25" style:font-name-complex="Guttman Rashi"/>
    </style:style>
    <style:style style:name="T37" style:family="text">
      <style:text-properties officeooo:rsid="002eeb9d" style:font-name-complex="Guttman Rashi"/>
    </style:style>
    <style:style style:name="T38" style:family="text">
      <style:text-properties officeooo:rsid="0089cc50" style:font-name-complex="Guttman Rashi"/>
    </style:style>
    <style:style style:name="T39" style:family="text">
      <style:text-properties officeooo:rsid="008aa6d6" style:font-name-complex="Guttman Rashi"/>
    </style:style>
    <style:style style:name="T40" style:family="text">
      <style:text-properties officeooo:rsid="0091804f" style:font-name-complex="Guttman Rashi"/>
    </style:style>
    <style:style style:name="T41" style:family="text">
      <style:text-properties officeooo:rsid="0098c404" style:font-name-complex="Guttman Rashi"/>
    </style:style>
    <style:style style:name="T42" style:family="text">
      <style:text-properties officeooo:rsid="009c608a" style:font-name-complex="Guttman Rashi"/>
    </style:style>
    <style:style style:name="T43" style:family="text">
      <style:text-properties officeooo:rsid="009cfe10" style:font-name-complex="Guttman Rashi"/>
    </style:style>
    <style:style style:name="T44" style:family="text">
      <style:text-properties officeooo:rsid="009eb341" style:font-name-complex="Guttman Rashi"/>
    </style:style>
    <style:style style:name="T45" style:family="text">
      <style:text-properties officeooo:rsid="009fc151" style:font-name-complex="Guttman Rashi"/>
    </style:style>
    <style:style style:name="T46" style:family="text">
      <style:text-properties officeooo:rsid="00a1f9ae" style:font-name-complex="Guttman Rashi"/>
    </style:style>
    <style:style style:name="T47" style:family="text">
      <style:text-properties officeooo:rsid="00a2d332" style:font-name-complex="Guttman Rashi"/>
    </style:style>
    <style:style style:name="T48" style:family="text">
      <style:text-properties officeooo:rsid="00a302a2" style:font-name-complex="Guttman Rashi"/>
    </style:style>
    <style:style style:name="T49" style:family="text">
      <style:text-properties officeooo:rsid="00a34da3" style:font-name-complex="Guttman Rashi"/>
    </style:style>
    <style:style style:name="T50" style:family="text">
      <style:text-properties style:font-name-complex="Guttman Rashi" style:font-size-complex="2pt"/>
    </style:style>
    <style:style style:name="T51" style:family="text">
      <style:text-properties officeooo:rsid="00a70824" style:font-name-complex="Guttman Rashi"/>
    </style:style>
    <style:style style:name="T52" style:family="text">
      <style:text-properties officeooo:rsid="00a89a64" style:font-name-complex="Guttman Rashi"/>
    </style:style>
    <style:style style:name="T53" style:family="text">
      <style:text-properties officeooo:rsid="00c13e97" style:font-name-complex="Guttman Rashi"/>
    </style:style>
    <style:style style:name="T54" style:family="text">
      <style:text-properties officeooo:rsid="00b4396d" style:font-name-complex="Guttman Rashi"/>
    </style:style>
    <style:style style:name="T55" style:family="text">
      <style:text-properties officeooo:rsid="00c1a48b" style:font-name-complex="Guttman Rashi"/>
    </style:style>
    <style:style style:name="T56" style:family="text">
      <style:text-properties officeooo:rsid="00c1b324" style:font-name-complex="Guttman Rashi"/>
    </style:style>
    <style:style style:name="T57" style:family="text">
      <style:text-properties officeooo:rsid="00c80ebc" style:font-name-complex="Guttman Rashi"/>
    </style:style>
    <style:style style:name="T58" style:family="text">
      <style:text-properties officeooo:rsid="00bb96b7" style:font-name-complex="Guttman Rashi"/>
    </style:style>
    <style:style style:name="T59" style:family="text">
      <style:text-properties officeooo:rsid="00d7ab51" style:font-name-complex="Guttman Rashi"/>
    </style:style>
    <style:style style:name="T60" style:family="text">
      <style:text-properties officeooo:rsid="00df0975" style:font-name-complex="Guttman Rashi"/>
    </style:style>
    <style:style style:name="T61" style:family="text">
      <style:text-properties officeooo:rsid="00dff4eb" style:font-name-complex="Guttman Rashi"/>
    </style:style>
    <style:style style:name="T62" style:family="text">
      <style:text-properties officeooo:rsid="00e0a669" style:font-name-complex="Guttman Rashi"/>
    </style:style>
    <style:style style:name="T63" style:family="text">
      <style:text-properties officeooo:rsid="00ef5bfd" style:font-name-complex="Guttman Rashi"/>
    </style:style>
    <style:style style:name="T64" style:family="text">
      <style:text-properties style:font-name-complex="Guttman Rashi" style:font-size-complex="9pt"/>
    </style:style>
    <style:style style:name="T65" style:family="text">
      <style:text-properties officeooo:rsid="00ef5bfd" style:font-name-complex="Guttman Rashi" style:font-size-complex="9pt"/>
    </style:style>
    <style:style style:name="T66" style:family="text">
      <style:text-properties style:font-name-complex="Guttman Rashi" style:font-size-complex="11pt"/>
    </style:style>
    <style:style style:name="T67" style:family="text">
      <style:text-properties style:font-size-asian="10.5pt" style:text-scale="150%"/>
    </style:style>
    <style:style style:name="T68" style:family="text">
      <style:text-properties style:text-scale="150%"/>
    </style:style>
    <style:style style:name="T69" style:family="text">
      <style:text-properties fo:letter-spacing="0.106cm"/>
    </style:style>
    <style:style style:name="T70" style:family="text">
      <style:text-properties fo:letter-spacing="normal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style:text-position="0% 100%" fo:font-size="10pt" style:font-size-asian="10pt" style:font-size-complex="10pt"/>
    </style:style>
    <style:style style:name="T73" style:family="text">
      <style:text-properties style:text-position="0% 100%" fo:font-size="10pt" officeooo:rsid="003d98a5" style:font-size-asian="10pt" style:font-size-complex="10pt"/>
    </style:style>
    <style:style style:name="T74" style:family="text">
      <style:text-properties style:text-position="0% 100%" fo:font-size="10pt" officeooo:rsid="003f591c" style:font-size-asian="10pt" style:font-size-complex="10pt"/>
    </style:style>
    <style:style style:name="T75" style:family="text">
      <style:text-properties style:text-position="0% 100%" fo:font-size="10pt" officeooo:rsid="0040b6f4" style:font-size-asian="10pt" style:font-size-complex="10pt"/>
    </style:style>
    <style:style style:name="T76" style:family="text">
      <style:text-properties style:text-position="0% 100%" fo:font-size="10pt" officeooo:rsid="004fb632" style:font-size-asian="10pt" style:font-size-complex="10pt"/>
    </style:style>
    <style:style style:name="T77" style:family="text">
      <style:text-properties style:text-position="0% 100%" fo:font-size="10pt" officeooo:rsid="005479f7" style:font-size-asian="10pt" style:font-size-complex="10pt"/>
    </style:style>
    <style:style style:name="T78" style:family="text">
      <style:text-properties style:text-position="0% 100%" fo:font-size="10pt" officeooo:rsid="005cb323" style:font-size-asian="10pt" style:font-size-complex="10pt"/>
    </style:style>
    <style:style style:name="T79" style:family="text">
      <style:text-properties style:text-position="0% 100%" fo:font-size="10pt" officeooo:rsid="0062df07" style:font-size-asian="10pt" style:font-size-complex="10pt"/>
    </style:style>
    <style:style style:name="T80" style:family="text">
      <style:text-properties style:text-position="0% 100%" fo:font-size="10pt" officeooo:rsid="00698c6e" style:font-size-asian="10pt" style:font-size-complex="10pt"/>
    </style:style>
    <style:style style:name="T81" style:family="text">
      <style:text-properties style:text-position="0% 100%" fo:font-size="10pt" officeooo:rsid="006adf37" style:font-size-asian="10pt" style:font-size-complex="10pt"/>
    </style:style>
    <style:style style:name="T82" style:family="text">
      <style:text-properties style:text-position="0% 100%" fo:font-size="10pt" officeooo:rsid="006f1b2a" style:font-size-asian="10pt" style:font-size-complex="10pt"/>
    </style:style>
    <style:style style:name="T83" style:family="text">
      <style:text-properties style:text-position="0% 100%" fo:font-size="10pt" officeooo:rsid="0077f336" style:font-size-asian="10pt" style:font-size-complex="10pt"/>
    </style:style>
    <style:style style:name="T84" style:family="text">
      <style:text-properties style:text-position="0% 100%" fo:font-size="10pt" officeooo:rsid="007d631a" style:font-size-asian="10pt" style:font-size-complex="10pt"/>
    </style:style>
    <style:style style:name="T85" style:family="text">
      <style:text-properties style:text-position="0% 100%" fo:font-size="10pt" officeooo:rsid="0080742b" style:font-size-asian="10pt" style:font-size-complex="10pt"/>
    </style:style>
    <style:style style:name="T86" style:family="text">
      <style:text-properties style:text-position="0% 100%" fo:font-size="10pt" officeooo:rsid="0084d027" style:font-size-asian="10pt" style:font-size-complex="10pt"/>
    </style:style>
    <style:style style:name="T87" style:family="text">
      <style:text-properties style:text-position="0% 100%" fo:font-size="10pt" officeooo:rsid="0089cc50" style:font-size-asian="10pt" style:font-size-complex="10pt"/>
    </style:style>
    <style:style style:name="T88" style:family="text">
      <style:text-properties style:text-position="0% 100%" fo:font-size="10pt" officeooo:rsid="00a1f9ae" style:font-size-asian="10pt" style:font-size-complex="10pt"/>
    </style:style>
    <style:style style:name="T89" style:family="text">
      <style:text-properties style:text-position="0% 100%" fo:font-size="10pt" officeooo:rsid="00a2d332" style:font-size-asian="10pt" style:font-size-complex="10pt"/>
    </style:style>
    <style:style style:name="T90" style:family="text">
      <style:text-properties style:text-position="0% 100%" fo:font-size="10pt" officeooo:rsid="00a302a2" style:font-size-asian="10pt" style:font-size-complex="10pt"/>
    </style:style>
    <style:style style:name="T91" style:family="text">
      <style:text-properties style:text-position="0% 100%" fo:font-size="10pt" officeooo:rsid="00c80ebc" style:font-size-asian="10pt" style:font-size-complex="10pt"/>
    </style:style>
    <style:style style:name="T92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3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7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2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3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1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style:language-asian="ja" style:country-asian="JP" style:font-name-complex="Guttman Rashi"/>
    </style:style>
    <style:style style:name="T123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4" style:family="text">
      <style:text-properties style:text-position="0% 100%" style:font-name="Guttman Rashi" officeooo:rsid="00bb96b7" style:language-asian="ja" style:country-asian="JP"/>
    </style:style>
    <style:style style:name="T125" style:family="text">
      <style:text-properties style:text-position="0% 100%" style:language-asian="ja" style:country-asian="JP"/>
    </style:style>
    <style:style style:name="T126" style:family="text">
      <style:text-properties style:text-position="0% 100%" style:language-asian="ja" style:country-asian="JP" style:font-name-complex="Guttman Rashi"/>
    </style:style>
    <style:style style:name="T127" style:family="text">
      <style:text-properties style:text-position="0% 100%" officeooo:rsid="008e0157" style:language-asian="ja" style:country-asian="JP" style:font-name-complex="Guttman Rashi"/>
    </style:style>
    <style:style style:name="T128" style:family="text">
      <style:text-properties style:text-position="0% 100%" officeooo:rsid="00ecd6f2" style:language-asian="ja" style:country-asian="JP" style:font-name-complex="Guttman Rashi"/>
    </style:style>
    <style:style style:name="T129" style:family="text">
      <style:text-properties style:text-position="0% 100%" style:language-asian="ja" style:country-asian="JP" style:font-name-complex="Guttman Rashi" style:font-size-complex="12pt"/>
    </style:style>
    <style:style style:name="T130" style:family="text">
      <style:text-properties style:text-position="0% 100%" officeooo:rsid="00ee6af4" style:language-asian="ja" style:country-asian="JP" style:font-name-complex="Guttman Rashi"/>
    </style:style>
    <style:style style:name="T131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32" style:family="text">
      <style:text-properties fo:font-size="2pt" style:font-size-asian="2pt" style:font-name-complex="Guttman Rashi" style:font-size-complex="2pt"/>
    </style:style>
    <style:style style:name="T133" style:family="text">
      <style:text-properties fo:font-size="2pt" style:font-size-asian="2pt" style:font-name-complex="Guttman Rashi" style:font-size-complex="24pt"/>
    </style:style>
    <style:style style:name="T134" style:family="text">
      <style:text-properties officeooo:rsid="0037f815"/>
    </style:style>
    <style:style style:name="T135" style:family="text">
      <style:text-properties officeooo:rsid="00386b6e"/>
    </style:style>
    <style:style style:name="T136" style:family="text">
      <style:text-properties officeooo:rsid="003ac8e5"/>
    </style:style>
    <style:style style:name="T137" style:family="text">
      <style:text-properties officeooo:rsid="003bc738"/>
    </style:style>
    <style:style style:name="T138" style:family="text">
      <style:text-properties style:font-name-complex="Guttman Vilna"/>
    </style:style>
    <style:style style:name="T139" style:family="text">
      <style:text-properties officeooo:rsid="004adb08" style:font-name-complex="Guttman Vilna"/>
    </style:style>
    <style:style style:name="T140" style:family="text">
      <style:text-properties officeooo:rsid="004adb08"/>
    </style:style>
    <style:style style:name="T141" style:family="text">
      <style:text-properties style:font-size-complex="4pt"/>
    </style:style>
    <style:style style:name="T142" style:family="text">
      <style:text-properties fo:font-size="4pt" style:font-size-asian="4pt" style:font-size-complex="4pt"/>
    </style:style>
    <style:style style:name="T143" style:family="text">
      <style:text-properties fo:font-size="4pt" officeooo:rsid="004adb08" style:font-size-asian="4pt" style:font-size-complex="4pt"/>
    </style:style>
    <style:style style:name="T144" style:family="text">
      <style:text-properties officeooo:rsid="004b81e9"/>
    </style:style>
    <style:style style:name="T145" style:family="text">
      <style:text-properties officeooo:rsid="004de4ee"/>
    </style:style>
    <style:style style:name="T146" style:family="text">
      <style:text-properties officeooo:rsid="004fb632"/>
    </style:style>
    <style:style style:name="T147" style:family="text">
      <style:text-properties officeooo:rsid="005d9de5"/>
    </style:style>
    <style:style style:name="T148" style:family="text">
      <style:text-properties officeooo:rsid="005ef9d7"/>
    </style:style>
    <style:style style:name="T149" style:family="text">
      <style:text-properties officeooo:rsid="0061334c"/>
    </style:style>
    <style:style style:name="T150" style:family="text">
      <style:text-properties officeooo:rsid="00688cf8"/>
    </style:style>
    <style:style style:name="T151" style:family="text">
      <style:text-properties officeooo:rsid="006f1b2a"/>
    </style:style>
    <style:style style:name="T152" style:family="text">
      <style:text-properties officeooo:rsid="00703421"/>
    </style:style>
    <style:style style:name="T153" style:family="text">
      <style:text-properties officeooo:rsid="00736489"/>
    </style:style>
    <style:style style:name="T154" style:family="text">
      <style:text-properties officeooo:rsid="0077f336"/>
    </style:style>
    <style:style style:name="T155" style:family="text">
      <style:text-properties officeooo:rsid="007b715f"/>
    </style:style>
    <style:style style:name="T156" style:family="text">
      <style:text-properties fo:font-size="7pt" officeooo:rsid="002eeb9d" style:font-size-asian="7pt" style:font-name-complex="Guttman Vilna" style:font-size-complex="7pt"/>
    </style:style>
    <style:style style:name="T157" style:family="text">
      <style:text-properties fo:font-size="7pt" officeooo:rsid="007d631a" style:font-size-asian="7pt" style:font-name-complex="Guttman Rashi" style:font-size-complex="7pt"/>
    </style:style>
    <style:style style:name="T158" style:family="text">
      <style:text-properties officeooo:rsid="002eeb9d"/>
    </style:style>
    <style:style style:name="T159" style:family="text">
      <style:text-properties officeooo:rsid="0080f316"/>
    </style:style>
    <style:style style:name="T160" style:family="text">
      <style:text-properties officeooo:rsid="00836587"/>
    </style:style>
    <style:style style:name="T161" style:family="text">
      <style:text-properties officeooo:rsid="0088e869"/>
    </style:style>
    <style:style style:name="T162" style:family="text">
      <style:text-properties officeooo:rsid="0089bb7f"/>
    </style:style>
    <style:style style:name="T163" style:family="text">
      <style:text-properties fo:font-size="14pt" officeooo:rsid="008e0157" style:font-size-asian="14pt" style:font-name-complex="Guttman Rashi" style:font-size-complex="14pt"/>
    </style:style>
    <style:style style:name="T164" style:family="text">
      <style:text-properties fo:font-size="14pt" officeooo:rsid="008e0157" style:font-size-asian="14pt" style:font-name-complex="Guttman Rashi" style:font-size-complex="10pt"/>
    </style:style>
    <style:style style:name="T165" style:family="text">
      <style:text-properties officeooo:rsid="009fc151"/>
    </style:style>
    <style:style style:name="T166" style:family="text">
      <style:text-properties officeooo:rsid="00a1f9ae"/>
    </style:style>
    <style:style style:name="T167" style:family="text">
      <style:text-properties officeooo:rsid="00a5f5e6"/>
    </style:style>
    <style:style style:name="T168" style:family="text">
      <style:text-properties officeooo:rsid="00a92019"/>
    </style:style>
    <style:style style:name="T169" style:family="text">
      <style:text-properties officeooo:rsid="00a9e811"/>
    </style:style>
    <style:style style:name="T170" style:family="text">
      <style:text-properties style:font-name="Guttman Rashi"/>
    </style:style>
    <style:style style:name="T171" style:family="text">
      <style:text-properties style:font-name="Guttman Rashi" style:font-name-complex="Guttman Rashi"/>
    </style:style>
    <style:style style:name="T172" style:family="text">
      <style:text-properties style:font-name="Guttman Rashi" officeooo:rsid="008e0157" style:font-name-complex="Guttman Rashi"/>
    </style:style>
    <style:style style:name="T173" style:family="text">
      <style:text-properties style:font-name="Guttman Rashi" officeooo:rsid="00aa85cf" style:font-name-complex="Guttman Rashi"/>
    </style:style>
    <style:style style:name="T174" style:family="text">
      <style:text-properties style:font-name="Guttman Rashi" officeooo:rsid="00b29d3e" style:font-name-complex="Guttman Rashi"/>
    </style:style>
    <style:style style:name="T175" style:family="text">
      <style:text-properties style:font-name="Guttman Rashi" style:font-name-complex="Guttman Rashi" style:font-size-complex="5pt"/>
    </style:style>
    <style:style style:name="T176" style:family="text">
      <style:text-properties style:font-name="Guttman Rashi" officeooo:rsid="00b4396d" style:font-name-complex="Guttman Rashi"/>
    </style:style>
    <style:style style:name="T177" style:family="text">
      <style:text-properties style:font-name="Guttman Rashi" officeooo:rsid="00bab43d" style:font-name-complex="Guttman Rashi"/>
    </style:style>
    <style:style style:name="T178" style:family="text">
      <style:text-properties style:font-name="Guttman Rashi" officeooo:rsid="00bb447e" style:font-name-complex="Guttman Rashi"/>
    </style:style>
    <style:style style:name="T179" style:family="text">
      <style:text-properties style:font-name="Guttman Rashi" officeooo:rsid="00bb96b7" style:font-name-complex="Guttman Rashi"/>
    </style:style>
    <style:style style:name="T180" style:family="text">
      <style:text-properties style:font-name="Guttman Rashi" officeooo:rsid="00be989f" style:font-name-complex="Guttman Rashi"/>
    </style:style>
    <style:style style:name="T181" style:family="text">
      <style:text-properties style:font-name="Guttman Rashi" officeooo:rsid="00bfaf6b" style:font-name-complex="Guttman Rashi"/>
    </style:style>
    <style:style style:name="T182" style:family="text">
      <style:text-properties style:font-name="Guttman Rashi" officeooo:rsid="00c052b7" style:font-name-complex="Guttman Rashi"/>
    </style:style>
    <style:style style:name="T183" style:family="text">
      <style:text-properties style:font-name="Guttman Rashi" officeooo:rsid="00d2f5d1" style:font-name-complex="Guttman Rashi"/>
    </style:style>
    <style:style style:name="T184" style:family="text">
      <style:text-properties style:font-name="Guttman Rashi" officeooo:rsid="00d78844" style:font-name-complex="Guttman Rashi"/>
    </style:style>
    <style:style style:name="T185" style:family="text">
      <style:text-properties style:font-name="Guttman Rashi" style:font-name-complex="Guttman Rashi" style:font-size-complex="3pt"/>
    </style:style>
    <style:style style:name="T186" style:family="text">
      <style:text-properties style:font-name="Guttman Rashi" style:font-name-complex="Guttman Rashi" style:font-size-complex="2pt"/>
    </style:style>
    <style:style style:name="T187" style:family="text">
      <style:text-properties style:font-name="Guttman Rashi" officeooo:rsid="00e57bf2" style:font-name-complex="Guttman Rashi"/>
    </style:style>
    <style:style style:name="T188" style:family="text">
      <style:text-properties style:font-name="Guttman Rashi" style:font-name-complex="Guttman Vilna"/>
    </style:style>
    <style:style style:name="T189" style:family="text">
      <style:text-properties style:font-name="Guttman Rashi" officeooo:rsid="00b4396d"/>
    </style:style>
    <style:style style:name="T190" style:family="text">
      <style:text-properties style:font-name="Guttman Rashi" officeooo:rsid="00b5d12c"/>
    </style:style>
    <style:style style:name="T191" style:family="text">
      <style:text-properties officeooo:rsid="00ab7a37"/>
    </style:style>
    <style:style style:name="T192" style:family="text">
      <style:text-properties officeooo:rsid="00ae9d7d"/>
    </style:style>
    <style:style style:name="T193" style:family="text">
      <style:text-properties officeooo:rsid="00af43a9"/>
    </style:style>
    <style:style style:name="T194" style:family="text">
      <style:text-properties officeooo:rsid="00b4396d"/>
    </style:style>
    <style:style style:name="T195" style:family="text">
      <style:text-properties officeooo:rsid="00b8c322"/>
    </style:style>
    <style:style style:name="T196" style:family="text">
      <style:text-properties officeooo:rsid="00bdd31e"/>
    </style:style>
    <style:style style:name="T197" style:family="text">
      <style:text-properties officeooo:rsid="00bab43d"/>
    </style:style>
    <style:style style:name="T198" style:family="text">
      <style:text-properties officeooo:rsid="00c0d2bd"/>
    </style:style>
    <style:style style:name="T199" style:family="text">
      <style:text-properties officeooo:rsid="00c3bae1"/>
    </style:style>
    <style:style style:name="T200" style:family="text">
      <style:text-properties officeooo:rsid="00c59ad9"/>
    </style:style>
    <style:style style:name="T201" style:family="text">
      <style:text-properties officeooo:rsid="00c92cff"/>
    </style:style>
    <style:style style:name="T202" style:family="text">
      <style:text-properties style:font-size-complex="5pt"/>
    </style:style>
    <style:style style:name="T203" style:family="text">
      <style:text-properties style:font-size-complex="3pt"/>
    </style:style>
    <style:style style:name="T204" style:family="text">
      <style:text-properties officeooo:rsid="00b26c6d" style:font-size-complex="3pt"/>
    </style:style>
    <style:style style:name="T205" style:family="text">
      <style:text-properties officeooo:rsid="00b26c6d"/>
    </style:style>
    <style:style style:name="T206" style:family="text">
      <style:text-properties officeooo:rsid="00b64add"/>
    </style:style>
    <style:style style:name="T207" style:family="text">
      <style:text-properties officeooo:rsid="00b85a09"/>
    </style:style>
    <style:style style:name="T208" style:family="text">
      <style:text-properties officeooo:rsid="00bb96b7"/>
    </style:style>
    <style:style style:name="T209" style:family="text">
      <style:text-properties officeooo:rsid="00be8f2d"/>
    </style:style>
    <style:style style:name="T210" style:family="text">
      <style:text-properties officeooo:rsid="00c75be3"/>
    </style:style>
    <style:style style:name="T211" style:family="text">
      <style:text-properties officeooo:rsid="00c845df"/>
    </style:style>
    <style:style style:name="T212" style:family="text">
      <style:text-properties officeooo:rsid="00c8cd1f"/>
    </style:style>
    <style:style style:name="T213" style:family="text">
      <style:text-properties officeooo:rsid="00d2f5d1"/>
    </style:style>
    <style:style style:name="T214" style:family="text">
      <style:text-properties officeooo:rsid="00d787c8"/>
    </style:style>
    <style:style style:name="T215" style:family="text">
      <style:text-properties officeooo:rsid="00de004c"/>
    </style:style>
    <style:style style:name="T216" style:family="text">
      <style:text-properties officeooo:rsid="00e47e32"/>
    </style:style>
    <style:style style:name="T217" style:family="text">
      <style:text-properties style:font-size-complex="2pt"/>
    </style:style>
    <style:style style:name="T218" style:family="text">
      <style:text-properties fo:font-size="12pt" style:font-size-asian="10.5pt" style:font-name-complex="Guttman Vilna" style:font-size-complex="12pt"/>
    </style:style>
    <style:style style:name="T219" style:family="text">
      <style:text-properties style:text-position="34% 100%" fo:font-size="8pt" style:font-size-asian="6pt" style:font-name-complex="Guttman Vilna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19600010048" text:id="ct2119600010048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119600018112" text:id="ct2119600018112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3"/>
      <text:p text:style-name="P273">ספר</text:p>
      <text:p text:style-name="P272"/>
      <text:p text:style-name="P277">מצהלו<text:span text:style-name="T67">ת</text:span> חתני<text:span text:style-name="T68">ם</text:span>.</text:p>
      <text:p text:style-name="P274">__________________</text:p>
      <text:p text:style-name="P319"/>
      <text:p text:style-name="P278">והוא <text:s/>קונטרס קטן.</text:p>
      <text:p text:style-name="P280"/>
      <text:p text:style-name="P274">מעט הכמות ורב האיכות.</text:p>
      <text:p text:style-name="P281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281"/>
      <text:p text:style-name="P316">בו כל דיני אירוסין ונישואין בשל<text:span text:style-name="T134">י</text:span>מות. ודיני שבע ברכות.</text:p>
      <text:p text:style-name="P316">ופי’ על שבע ברכות. בו תמצא טעם על כל מנהגים</text:p>
      <text:p text:style-name="P316">שנוהגים <text:span text:style-name="T135">קודם</text:span> החופה. ותחת החופה. ואחר החופה.</text:p>
      <text:p text:style-name="P316">בו יבואר מעלת החתן אם נושא אשה לש"ש ועונש המבטל</text:p>
      <text:p text:style-name="P316">מצות פ"ו. ומעלת השושבינין. ודיני תענית חתן וכלה ביום</text:p>
      <text:p text:style-name="P316">חופתם. ובאיזה ימים אינם צריכין להתענות. ודין שאין</text:p>
      <text:p text:style-name="P316">אומרים תחינה בבי"הכנ שהחתן בו. ועד מתי נקראים</text:p>
      <text:p text:style-name="P316">ז’ ימי המשתה. ודין בעילת מצוה וברכתה. ותוכחת מוסר</text:p>
      <text:p text:style-name="P316">להחתן ולכל אנשי הסעודה. ובאיזה ימים אסור לעשות</text:p>
      <text:p text:style-name="P317">נישואין:</text:p>
      <text:p text:style-name="P275">___________</text:p>
      <text:p text:style-name="P282"/>
      <text:p text:style-name="P283">כל <text:s/>אלה נאספו מספרי גדולי אנשי השם וחוברו ע"י הרב כו’</text:p>
      <text:p text:style-name="P283">חכם נבון ושלום כבוד זכרו ושמו נודע דור לדור ע"י חבוריו</text:p>
      <text:p text:style-name="P282">המפורסמים:</text:p>
      <text:p text:style-name="P276">________________________________________</text:p>
      <text:p text:style-name="P320"><text:span text:style-name="T69">יאהאנניסבור</text:span><text:span text:style-name="T70">ג.</text:span></text:p>
      <text:p text:style-name="P279"><text:soft-page-break/></text:p>
      <text:p text:style-name="P284"/>
      <text:p text:style-name="P284">דיני הזכרות נשמות ואב הרחמים כשיש חתן בבה"כ</text:p>
      <text:p text:style-name="P284"/>
      <text:p text:style-name="P263"><text:span text:style-name="T72">חיוב</text:span> <text:span text:style-name="T3">אחד יש לקרותו קודם לאחרים. ומי שנשא בתולה</text:span></text:p>
      <text:p text:style-name="P286"><text:span text:style-name="T8"><text:s/></text:span><text:span text:style-name="T3">קודם לנושא אלמנה. ואלמנה לחלוצה וגרוש</text:span><text:span text:style-name="T10">ה</text:span><text:span text:style-name="T3">:</text:span></text:p>
      <text:p text:style-name="P285"><text:span text:style-name="T71">אם</text:span> <text:span text:style-name="T3">יש שני חיובים שוים. יש לילך אחר ידיעתם בתורה.</text:span></text:p>
      <text:p text:style-name="P297"><text:s text:c="3"/>ואם שניהם ת"ח ת"ח בעל הוראה קודם לת"ח מפולפל</text:p>
      <text:p text:style-name="P298">ואינו בעל הוראה:</text:p>
      <text:p text:style-name="P284"/>
      <text:p text:style-name="P289"><text:span text:style-name="T71">המנהג</text:span> <text:span text:style-name="T3">להזכיר נשמות בכל ב’ וה’. מלבד הימים שאין אומרים</text:span></text:p>
      <text:p text:style-name="P289"><text:span text:style-name="T132"><text:s text:c="3"/></text:span><text:span text:style-name="T3"><text:s/>בהם תחנון. כגון ר"ח. חנוכה. פורים גדול</text:span></text:p>
      <text:p text:style-name="P295">ופורים קטן. וכל חדש ניסן ול"ג בעומר. ומתחלת סיון עד</text:p>
      <text:p text:style-name="P295">אחר אסרו חג ויש מוסיפין עד י"ג בסיון. וערב ר"ה. וימים</text:p>
      <text:p text:style-name="P295">שבין יוה"כ לסוכות. ואסרו חג סוכות. ויש מוסיפין <text:span text:style-name="T136">אחר ר"ח</text:span></text:p>
      <text:p text:style-name="P299">חשוון. וט"ו בשב<text:span text:style-name="T137">ט</text:span>. וט"ו באב. ותשעה באב. ויש מוסיפין ג"כ</text:p>
      <text:p text:style-name="P295">פסחא זעירא שהוא י"ד אייר. וכן אם יש מילה או חתן בבה"כ</text:p>
      <text:p text:style-name="P295">הימים הללו אם חל אחד מהם בב וה’ אין מזכירין בהם נשמות:</text:p>
      <text:p text:style-name="P288"/>
      <text:p text:style-name="P289"><text:span text:style-name="T71">בשבת</text:span> <text:span text:style-name="T3">שמזכירין בו נשמות אומרים אח"כ אב הרחמים.</text:span></text:p>
      <text:p text:style-name="P289"><text:span text:style-name="T9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295">אומרים אב הרחמים ג"כ רק בימי הספירה דהיינו מן אחר</text:p>
      <text:p text:style-name="P295">הפסח עד חג השבועות שאומרים אב הרחמים בכל השבתות</text:p>
      <text:p text:style-name="P295">שבינתיים אפילו בשבתות שמברכין בהם חודש אייר וחודש סיון</text:p>
      <text:p text:style-name="P295">ואפילו יש מילה או <text:span text:style-name="T138">חתונה</text:span> בשבתות אלו אומרים אב הרחמים.</text:p>
      <text:p text:style-name="P295">ואם ר"ח אייר חל בשבת אין אומרי’ אב הרחמי’ (שערי אפרים):</text:p>
      <text:p text:style-name="P318"/>
      <text:p text:style-name="P296">_________________________________________________________</text:p>
      <text:p text:style-name="P295"/>
      <text:p text:style-name="P295"/>
      <text:p text:style-name="P295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265"><text:span text:style-name="T73">הנה</text:span> <text:span text:style-name="T11">ראשית והתחלת בריאת האדם היתה זכר ונקבה.</text:span></text:p>
      <text:p text:style-name="P290"><text:span text:style-name="T3"><text:s text:c="5"/></text:span><text:span text:style-name="T13">כ</text:span><text:span text:style-name="T3">י מעט זה שהיה אדם לבדו כנודע. ומיד ויאמר ה’</text:span></text:p>
      <text:p text:style-name="P303">לא טוב היות אדם לבדו אעשה לו עזר כנגדו. וזו היא מצוה</text:p>
      <text:p text:style-name="P303">ראשונה שבתורה פריה ורביה וכפולה היא בתורה כנודע.</text:p>
      <text:p text:style-name="P303">וע"כ יעזוב איש את אביו ואת אמו ודבק באשתו והיה</text:p>
      <text:p text:style-name="P48"><text:s/>לבשר אחד:</text:p>
      <text:p text:style-name="P270"><text:span text:style-name="T74">וגודל</text:span> <text:span text:style-name="T12">העונש מי שלא נשא אש</text:span><text:span text:style-name="T18">ה</text:span><text:span text:style-name="T12"> בזמנו ידוע במאמר חז"ל</text:span></text:p>
      <text:p text:style-name="P291"><text:span text:style-name="T12"><text:s text:c="4"/>ע</text:span><text:span text:style-name="T3">ד עשרים שנה הקב"ה מצפה שמא ישא אשה.</text:span></text:p>
      <text:p text:style-name="P49">מעשרים שנה ואילך אמר הקב”ה תיפחנה עצמותיו ")</text:p>
      <text:p text:style-name="P266"><text:span text:style-name="T75">ומצוה</text:span> <text:span text:style-name="T14">מן המובחר ליקח אשה כשהוא בן י"ח שנה כלישנא</text:span></text:p>
      <text:p text:style-name="P304"><text:s text:c="4"/>דמתניתא בן שמונה עשרה לחופה. ואע"ג דכל</text:p>
      <text:p text:style-name="P305">המצוות מחוייב לקיים משנת י"ג מצוה זו חייבוהו חכמים משנת</text:p>
      <text:p text:style-name="P300">י"ח לפי שצריך ללמוד קודם וכמו שאמרו באבות סוף פ"ה בן</text:p>
      <text:p text:style-name="P300">חמש עשרה לתלמוד. וכל מי שאינו עוסק בפ"ו כאלו שופך</text:p>
      <text:p text:style-name="P300">דמים וכאלו ממעט הדמות. וגורם לשכינה שתסתלק מישראל</text:p>
      <text:p text:style-name="P300">כדאי’ במסכת יבמות. ואמרו חז"ל בב"ר פ’ י"ז תני רבי יעקב</text:p>
      <text:p text:style-name="P300">כל מי שאין לו אשה שרוי בלא טובה. בלא עזר (כדגרסינן בפ’</text:p>
      <text:p text:style-name="P292"><text:span text:style-name="T3">הבע"י במה אשה עוזרתו לאדם. מביא חטי</text:span><text:span text:style-name="T15">ם</text:span><text:span text:style-name="T3"> חטים כוסם</text:span></text:p>
      <text:p text:style-name="P292"><text:span text:style-name="T3">פשתן פשתן לובש. ל</text:span><text:span text:style-name="T16">א</text:span><text:span text:style-name="T3"> נמצאת מאירה </text:span><text:span text:style-name="T15">ע</text:span><text:span text:style-name="T3">יניו ומעמידתו על</text:span></text:p>
      <text:p text:style-name="P300">רגליו) בלא שמחה (דשמחת לבב אשה) בלא ברכה (שבשבילה</text:p>
      <text:p text:style-name="P300">הבית מתברך כי איש ואשה שכינה ביניהם. וגם זה לפי</text:p>
      <text:p text:style-name="P301">הטבע שהיא משתדלת בצרכי ביתה) בלא כפרה (וכגרסינן</text:p>
      <text:p text:style-name="P301">בפרק הבא על יבמתו א"ר חגא בר חנינא כיון שנושא אשה</text:p>
      <text:p text:style-name="P301">עונותיו מתפקקים) רבי סימון בשם רבי יודא בן לוי אמר</text:p>
      <text:p text:style-name="P301">אף בלא שלום שנאמר ואתה שלום וביתך שלום. רבי חייא בר</text:p>
      <text:p text:style-name="P301">גמדי אמר אף אינו אדם שלם שנאמר ויברך אותם ויקרא את</text:p>
      <text:p text:style-name="P301">שמם אדם. שניהם כאחד קרויים אדם. רבי יהושע דסכנין</text:p>
      <text:p text:style-name="P301">בשם רבי לוי אמר אף בלא חיים שנאמר (קהלת ט’) ראה</text:p>
      <text:p text:style-name="P301">חיים עם האשה אשר אהבת (דעל ידה מאריך ימים וחיים</text:p>
      <text:p text:style-name="P301"><draw:frame text:anchor-type="paragraph" draw:z-index="1" draw:name="צורה1" draw:style-name="gr1" draw:text-style-name="P343" svg:width="2.109cm" svg:height="0.558cm" svg:x="2.277cm" svg:y="0.229cm"><draw:text-box><text:p text:style-name="P342"><text:span text:style-name="T138">אלף <text:s text:c="3"/></text:span><text:span text:style-name="T218">1</text:span></text:p></draw:text-box></draw:frame>יותר). וכ"ש כשהיא נאה כדאמרינן ג’ דברים מאריכים ימיו</text:p>
      <text:p text:style-name="P51">___________________<text:tab/><text:tab/> <text:s text:c="26"/>של <text:s text:c="13"/></text:p>
      <text:p text:style-name="P302"><text:s/></text:p>
      <text:p text:style-name="P119">"<text:span text:style-name="T140">) (</text:span><text:span text:style-name="T139">תפחנה עצמותיו</text:span><text:span text:style-name="T140">) קידושין דף כ"ט </text:span><text:span text:style-name="T143">•</text:span><text:span text:style-name="T140"> משום דכתיב אצל אשה</text:span></text:p>
      <text:p text:style-name="P122">(בראשי’ ב) זאת הפעם עצם מעצ<text:span text:style-name="T144">מ</text:span>י <text:span text:style-name="T142">•</text:span> והוא אינו רוצה אותה ולהחזיק בעצם</text:p>
      <text:p text:style-name="P122">שלו <text:span text:style-name="T141">•</text:span> ע"כ אמר הקב"ה תפחנה עצמותיו מדה כנגד מדה (דרישה):</text:p>
      <text:p text:style-name="P7"><text:soft-page-break/>) <text:span text:style-name="T145">2</text:span> (</text:p>
      <text:p text:style-name="P107"/>
      <text:p text:style-name="P54">של אדם אשה נאה כו’ יפ"ת). וי"א אף ממעט את הדמות</text:p>
      <text:p text:style-name="P54">(שאינו מוליד בנים שנבראי’ בדמותו וצלמו שנאמ’ בצלמנו כדמותינו:</text:p>
      <text:p text:style-name="P20"/>
      <text:p text:style-name="P19">מעלת החתן אם נושא אשה לש"ש</text:p>
      <text:p text:style-name="P43"/>
      <text:p text:style-name="P264"><text:span text:style-name="T76">אמרו</text:span> <text:span text:style-name="T17">חז"ל כי החתן נקרא ") מלך. והלוא כמו זר נחשב.</text:span></text:p>
      <text:p text:style-name="P293"><text:span text:style-name="T17"><text:s text:c="4"/>כ</text:span><text:span text:style-name="T3">י מה מלכות יערכו לו. גם כי יהיה שורר בביתו.</text:span></text:p>
      <text:p text:style-name="P50"><text:span text:style-name="T146">לא ע"י כן הגיע למלכות:</text:span> </text:p>
      <text:p text:style-name="P267"><text:span text:style-name="T77">אך</text:span> <text:span text:style-name="T19">אחשבה כי הלא זה הדבר אשר </text:span><text:span text:style-name="T21">יד</text:span><text:span text:style-name="T19">ענו מרז”ל כי <text:s/>הנושא</text:span></text:p>
      <text:p text:style-name="P306"><text:s text:c="3"/>אשה ומה גם אם הוא לשם שמי’ מוחלין לו על כל עונותיו</text:p>
      <text:p text:style-name="P306">כאשר למדו חז”ל מפסוק ויקח את מחלת וגו’. עוד ידענו</text:p>
      <text:p text:style-name="P306">מרז”ל כי בכל מצוה שאדם עושה בורא מלאך פרקליט. והנה</text:p>
      <text:p text:style-name="P307">אפילו רקנין שבישראל מלאים מצות כרמון. נמצא כי גדוד</text:p>
      <text:p text:style-name="P308">יגודנו לכל איש כמוך. אך לא מלך יקרא כל עוד שלעומתם</text:p>
      <text:p text:style-name="P308">יהי’ לו כמה עבירות אשר בכל אחד מהם ברא משחית מחבל</text:p>
      <text:p text:style-name="P308">אשר עונותיו ילכדונו ויסירו ממנו אדר מלכות. כי יהי’ מערכה</text:p>
      <text:p text:style-name="P308">מול מערה. לכן כאשר יקח איש אשה לשם שמים אשר אז</text:p>
      <text:p text:style-name="P308">עונותיו נמחלים. שהוא כי יתן אל לבו יום המיתה כי על כן</text:p>
      <text:p text:style-name="P308">לורח אשה ויהיה קיים במין. וישוב בתשובה. אז מלך</text:p>
      <text:p text:style-name="P308">יקרא באמת. כי באמת כי מערכת משחיתין שלו נדדו הלכו.</text:p>
      <text:p text:style-name="P308">וחיל מלאכיו אשר ברא מזכויותיו עומדים לפניו. הלא זה יעשה</text:p>
      <text:p text:style-name="P308">מלוכה כי רב חילו אל חא לכל דם יקרה זה כי אם לאשר</text:p>
      <text:p text:style-name="P308">זכה לוקח אשה בלי פניה. רק לעשות מצות ה’ ברה (אלשיך</text:p>
      <text:p text:style-name="P287"><text:span text:style-name="T20">תהלים מזמור מ”ה)</text:span><text:span text:style-name="T17">:</text:span></text:p>
      <text:p text:style-name="P268"><text:span text:style-name="T78">ובפד"א</text:span> <text:span text:style-name="T21">פ’ ט"ז אי’ החתן דומה למלך. מה אמלך אינו</text:span></text:p>
      <text:p text:style-name="P309"><text:tab/>יוצא לשוק לשוק לבדו (משום כבוד) כך החתן אינו</text:p>
      <text:p text:style-name="P309">יוצא לשוק לבדו. מה המלך לובש בגדי כבוד כך החתן לובש</text:p>
      <text:p text:style-name="P309">בגדי כבוד וכמ"ש (ישעי’ ס"א) כחתן יכהן פאר וגו’ ולשון</text:p>
      <text:p text:style-name="P309">יכהן הוא כבגדי כהונה שנאמר בהם לכבוד ולתפארת) כל</text:p>
      <text:p text:style-name="P309">שבעת ימי המשתה. מה המלך מקלסין אותו הכל כך החתן</text:p>
      <text:p text:style-name="P309">מקלסין אותו כל שבעת ימי המשתה (כמ"ש קול חתן וקול</text:p>
      <text:p text:style-name="P309">כלה. שנראה פירושו שבתוך קולות של ששון ושמחה שאמר</text:p>
      <text:p text:style-name="P309">תחלה. נשמע שמזכירים בקולם שם חתן וכלה שמשבחין</text:p>
      <text:p text:style-name="P52">___________________<text:tab/><text:tab/> <text:s text:c="24"/><text:span text:style-name="T147">ומקלסין</text:span> <text:s text:c="13"/></text:p>
      <text:p text:style-name="P113"/>
      <text:p text:style-name="P120">"<text:span text:style-name="T140">) פי’ שכל העם מכבדין ומחבבין את מלכם. כך מרעים ושושבינים של</text:span></text:p>
      <text:p text:style-name="P123">החתן מכבדין ומחבבין את החתן בכל מיני כבוד שמחה:</text:p>
      <text:p text:style-name="P8"><text:soft-page-break/>) <text:span text:style-name="T148">3</text:span> (</text:p>
      <text:p text:style-name="P108"/>
      <text:p text:style-name="P55">ומקלסין אותן) מה מה המלך פניו מאירות כאור החמה וכמ"ש</text:p>
      <text:p text:style-name="P55">(משלי ט"ז) באור פני מלך וגו’ וכתיב (תהלים כ"א) הוד והדר</text:p>
      <text:p text:style-name="P55">תשוה עליו. וכתיב (ד"ה א’ כ"ט. ודניאל י"א) הוד מלכות.</text:p>
      <text:p text:style-name="P55">ומ"ש כאור החמה הוא כמ"ש (תהלים פ"ט) וכסאו כשמש</text:p>
      <text:p text:style-name="P55">נגדי) כך החתן פניו מאירות כאור החמה שנאמר (תהלים</text:p>
      <text:p text:style-name="P55">י"ט) והוא כחתן יוצא מחופתו <text:span text:style-name="T149">(והרי זה בא ללמד מחתן על</text:span></text:p>
      <text:p text:style-name="P56">השמש. ונמצא למד על חתן עצמו שדומה לחמה שמחמת</text:p>
      <text:p text:style-name="P57">שמחתו ונחת רוח פניו מאירות):</text:p>
      <text:p text:style-name="P269"><text:span text:style-name="T79">משנתנה</text:span> <text:span text:style-name="T22">תורה נצטוו ישראל שאם ירצה איש להיות</text:span></text:p>
      <text:p text:style-name="P310"><text:tab/> נושא אשה שיקדש אטתה לו תחלה בפני עדים.</text:p>
      <text:p text:style-name="P310">ואח"כ. תהיה לו לאשה. ומצות עשה של תורה שיקח איש</text:p>
      <text:p text:style-name="P310">אשה שתהיה מיוחדת לו לאשה לפרות ולרבות. ותהיה כוונתו</text:p>
      <text:p text:style-name="P311">במה לקיום המין. לא להנאת עצמו. והטלד משלה דברים</text:p>
      <text:p text:style-name="P311">האשה נקנית אליו. בכסף בשטר ובביאה. ואחר שנאסרה</text:p>
      <text:p text:style-name="P311">לכל זולתו. כהקדש. ואם ירצה לגרשה. צריכה גט. <text:s/>שהרי</text:p>
      <text:p text:style-name="P311">היא אשת איש גמורה. ונהגו כל ישראל לקדש בכסף ולא</text:p>
      <text:p text:style-name="P312">באחד משני דרכים אחרים. ואין מקדשים בביאה. והמקדש</text:p>
      <text:p text:style-name="P294"><text:span text:style-name="T3">בביאה מכין אותו מכות מר</text:span><text:span text:style-name="T23">ד</text:span><text:span text:style-name="T3">ות אע"פ שקדושיו גמורים.</text:span></text:p>
      <text:p text:style-name="P311">ןבזמן חכמי התלמוד ע"ה הי’ מקדשין מיד כששדכו. ולא היו</text:p>
      <text:p text:style-name="P311">נושאין עד אחר זמן. והאידנא אין נוהגים ליארס אלא בשעת</text:p>
      <text:p text:style-name="P311">חופה. ומברכין ברכת אירוסין וברכת נישואין יחד זה אחר</text:p>
      <text:p text:style-name="P311">זה. וצריך כוס לכל אחד ואחד כמו שכתב הטור א"ה סי’ ס"ב.</text:p>
      <text:p text:style-name="P313">וכתב בנחלת שבעה הא דברכת נישואין לא סגי בלא כוס.</text:p>
      <text:p text:style-name="P313">הטעם משום שאם אינו שייך לברכת חתנים. ואנו בעינן ז’</text:p>
      <text:p text:style-name="P313">ברכות תחת החופה. לא סגי בשש. דהא אי’ בטור א"ח סימן</text:p>
      <text:p text:style-name="P313"><text:span text:style-name="T211">ת</text:span>ע"א בשם הירושלמי כל האוכל מצה בע"פ כאלו בועל ארוסתו</text:p>
      <text:p text:style-name="P313">בבית חמיו. ומפרש הטעם כהגהות מהררא"ט משום דגם</text:p>
      <text:p text:style-name="P315">מצה צריך ז’ ברכות קודם אכילה ועי"ש. וממילא נשמע דברכת</text:p>
      <text:p text:style-name="P313">מצה <text:span text:style-name="T212">צ</text:span>ריך ז’ ברכות. אבל ברכת אירוסין ס"ל כמה פוסקים</text:p>
      <text:p text:style-name="P313">שאין <text:span text:style-name="T212">צ</text:span>ריך כוס. אך עכשו שאנו מקדשים תחת החופה וברכת</text:p>
      <text:p text:style-name="P313">נישואין לא סגי בלא כוס. <text:span text:style-name="T211">על</text:span> <text:span text:style-name="T211">כ</text:span>ן מברכין גם ברכת אירוסין</text:p>
      <text:p text:style-name="P313">על כוס. אבל באמת אם הוא שעת הדחק שאיו לוקח רק כוס</text:p>
      <text:p text:style-name="P313">אחד צריך להחזיקו לברכת נישואין ולברך ברכת אירוסין בלר</text:p>
      <text:p text:style-name="P313">כוס. אכן בכל בו כתב ובאשרי פ"ק דכתובות דאם אין לו יין</text:p>
      <text:p text:style-name="P314">מצוי <text:s text:c="8"/></text:p>
      <text:p text:style-name="P314"/>
      <text:p text:style-name="P9"><text:soft-page-break/>) <text:span text:style-name="T150">4</text:span> (</text:p>
      <text:p text:style-name="P109"/>
      <text:p text:style-name="P58">מצוי לב’ הכוסות יכול לברף ברכת אירוסין ונשואין על כוס</text:p>
      <text:p text:style-name="P58">אחד. שמאחר שאפשר לברך שניהם על כוס אחד למה לא</text:p>
      <text:p text:style-name="P58">יברך גם ברכת אירוסין על כוס. דהא אין צריך לטרוח יותר</text:p>
      <text:p text:style-name="P59">בשביל זה עכ"ל של הנחלת שבעה:</text:p>
      <text:p text:style-name="P233"><text:span text:style-name="T80">החופה</text:span> <text:span text:style-name="T24">הוא שחופפין אותו בטלית או בסודר ומעניסין</text:span></text:p>
      <text:p text:style-name="P61"><text:tab/>אותם תחתיו וזהו נקרא נשואין. ועוד שכל</text:p>
      <text:p text:style-name="P61">המנהגין של חתן וכלה אנו למדין ממתן תורה שלשם היה</text:p>
      <text:p text:style-name="P61">מראה עצמו עחתן נגד כלה שהם ישראל כמו שכתב התשב"ץ</text:p>
      <text:p text:style-name="P61">סי’ תס"ו. ולכך מכניסין אותה תחת החופה כויתיצבו בתחתית</text:p>
      <text:p text:style-name="P21"><text:span text:style-name="T3">ההר. וביש מקומות עושין החופה</text:span><text:span text:style-name="T17"> ")</text:span><text:span text:style-name="T3"> בטלית. והרמז כי יקח</text:span></text:p>
      <text:p text:style-name="P61">איש אשה וסמיך ליה גדילים תעשה לך. ונוהגים לעשות החופה</text:p>
      <text:p text:style-name="P61">תחת השמים לסימן טוב שיהיה זרעם ככוכבי השמים לרוב:</text:p>
      <text:p text:style-name="P234"><text:span text:style-name="T81">כתב</text:span> <text:span text:style-name="T25">בהגהות סמ"ק בהלכות חול המועד יש נזהרים שלא</text:span></text:p>
      <text:p text:style-name="P62"><text:s text:c="3"/>לעשות שני חופות ביום אחד משום דאמרינן שלא</text:p>
      <text:p text:style-name="P22"><text:span text:style-name="T3">לערב שמחה בשמחה. </text:span><text:span text:style-name="T26">בירושלמי מפיק הא בשלא לערב כו’</text:span></text:p>
      <text:p text:style-name="P63">מיעקב אבינו ע"ה דאמר ליה לבן מלא שבוע זאת. מיהו לא</text:p>
      <text:p text:style-name="P23"><text:span text:style-name="T3">דמי ד</text:span><text:span text:style-name="T27">ה</text:span><text:span text:style-name="T3">תם שתי שמחות לאדם אחד כו’ </text:span><text:span text:style-name="T27">אבל שני חופות יתום או יתומות עם</text:span></text:p>
      <text:p text:style-name="P64">חופת אחד מבניו הכל ביום אחד. אך משתי אחיות פי’ בספר</text:p>
      <text:p text:style-name="P64">חסידים שאין לעשות בשבוע אחד. וכן היו הראשונים נזהרים</text:p>
      <text:p text:style-name="P64">אפילו בנכריים שני חופות ביום אחד היכא שהאחת מגונה</text:p>
      <text:p text:style-name="P64">מחברתה משום איבה מרדכי פ”ק דמועד קטן. וכן אגודה (מט"מ)</text:p>
      <text:p text:style-name="P235"><text:span text:style-name="T82">מצינו</text:span><text:span text:style-name="T25"> </text:span><text:span text:style-name="T28">להקב"ה שהוא אדון כל העולם ויצר את האדם</text:span></text:p>
      <text:p text:style-name="P65"><text:span text:style-name="T205"><text:s text:c="3"/></text:span><text:span text:style-name="T204"><text:s/></text:span><text:span text:style-name="T205">מאין </text:span>התקין לו חופתו עם חוה כלתו. ושמח לאדם</text:p>
      <text:p text:style-name="P65">הראשון בחופתו ושלח לו מלאכי השרת שיהיו שושביניו לגמול</text:p>
      <text:p text:style-name="P65">חסד עמו. וכדאי’ סס"ר אמר רבי יודא בר סימון מיכאל</text:p>
      <text:p text:style-name="P65">וגבריאל היו שושביניו של אדם הראשון. והקב"ה ברכם ברכת</text:p>
      <text:p text:style-name="P65">חתנים. וכדאי’ ג"כ בפדר"א פרק י"ב שהיו המלאכים מחופפים</text:p>
      <text:p text:style-name="P65">ומרקדים כנקבות. ואם זה עשה הקב"ה עם בריותיו. מכ"ש</text:p>
      <text:p text:style-name="P53">___________________<text:tab/><text:tab/> <text:s text:c="24"/><text:span text:style-name="T151">שבני</text:span> <text:s text:c="13"/></text:p>
      <text:p text:style-name="P114"/>
      <text:p text:style-name="P121">"<text:span text:style-name="T140">) עיין בא"ח סימן ח’ בבאר היטב ס"ק י"ח במקום שנוהגים</text:span></text:p>
      <text:p text:style-name="P124">שמשליכין טלית בעת חתונתם צריך החתן לברך על הטלית ברכת ציצית</text:p>
      <text:p text:style-name="P124">(ע"ח ושכה"ג) ובגינת ורדים חולק ע"ז וכתב דמאחר דהטלית כו’ אין</text:p>
      <text:p text:style-name="P124">צריך לברך • ורבים מסכימים לברך • ולכן לצטת כל הדעות יטול</text:p>
      <text:p text:style-name="P125"><text:s text:c="12"/>טלית שאולה:</text:p>
      <text:p text:style-name="P125"/>
      <text:p text:style-name="P125"/>
      <text:p text:style-name="P125"/>
      <text:p text:style-name="P10"><text:soft-page-break/>) <text:span text:style-name="T152">5</text:span> (</text:p>
      <text:p text:style-name="P110"/>
      <text:p text:style-name="P70">שבני אדם חייבים <text:span text:style-name="T153">לגמול חסד זה עם זה. וילמוד ממדת</text:span></text:p>
      <text:p text:style-name="P67">בוראו. ואם ירגיל במידותיו נמתא שמתדבק בשכינה. ומי</text:p>
      <text:p text:style-name="P60">שהולך אחר מדותיו והולך בדרכיו עליו נאמר אשרי כל ירא ה’</text:p>
      <text:p text:style-name="P60">ההולך בדרכיו יגיע כפיך כי תאכל. ר"ל כי תאכל בסעודת</text:p>
      <text:p text:style-name="P60">חתן ותאכל ביגיעת פשך כלומר שתהיה מפח לפניו. אז</text:p>
      <text:p text:style-name="P60">אשריך שתקבל שכר. וטוב לך פי’ תזכה לתור שנקראת טוב.</text:p>
      <text:p text:style-name="P60">כדאמר ריב"ל בפ"ק דברכות שאם משמחו זוכה לתורה שנתנה</text:p>
      <text:p text:style-name="P60">בה’ קולות. ואמר הכתוב שבשעה שמרקד ומטפח לפניו יש</text:p>
      <text:p text:style-name="P60">לשבח ולומר אשתך כגפן. מה גפן פריו לברכה אף אשתך</text:p>
      <text:p text:style-name="P60">פריה לברכה. בירכתי ביתך שתהא צנועה ולא תהא יצאנית.</text:p>
      <text:p text:style-name="P60">וזהו שבח האשה שנאמ’ כל כבודה בת מלך פנימה. בניך כשתלי זתים.</text:p>
      <text:p text:style-name="P60">והמשילם לזתים מפני שאין לך אילן שאינו מקבל הרכבה חוץ</text:p>
      <text:p text:style-name="P60">מילו זית שאינו מקבל הרכבה כלל. וכן הבנים בני אביהם</text:p>
      <text:p text:style-name="P66">שהרי אמם צנועה בירכתי הבית <text:span text:style-name="T154">לא נזזקקה כי אם לבעלה.</text:span></text:p>
      <text:p text:style-name="P67">ועוד המשילם לזתים לכוונה אחרת. והוא שהזית נושא פריו</text:p>
      <text:p text:style-name="P67">לתשעה חדשים. וכן האשה הזאת בשכר צניעותה אינה מפלת</text:p>
      <text:p text:style-name="P67">אבל תלד בניה לתשעה חדשים. סביב לשלחניך שלא יהיו</text:p>
      <text:p text:style-name="P67">מריכים לבריות אלא סומכין על שולחן אביהם. הנה כי כן</text:p>
      <text:p text:style-name="P67">יבורך גבר ירא ה’ כלומר הנה כי כן יבורך הכלה חםני החתן</text:p>
      <text:p text:style-name="P67">אותו גבר ירא ה’ הנזכר אשרי כל ירא ה’ ההולך בדרכיו.</text:p>
      <text:p text:style-name="P67">יברכך י"י מציון פי’ לכן יזכה שיהא מבורך מהשם יתב’ המשרה</text:p>
      <text:p text:style-name="P67">שכינתו בציון. וראה בטוב ירושלים. וראה בנים לבניך בשכר</text:p>
      <text:p text:style-name="P67">שהוא משמחו שיהי’ לו בנים כשתילי זתים יזכה הוא לראות</text:p>
      <text:p text:style-name="P67">בנים ובני בנים. שלום על ישראל שבזכות שהוא משמח חתן</text:p>
      <text:p text:style-name="P67">וכלה וגורם שלום ביניהם יזכה לשמחה שעתיד הקב"ה</text:p>
      <text:p text:style-name="P67">לשמח את ישראל בזמן הנחמה כשמח<text:span text:style-name="T211">ת</text:span> ח<text:span text:style-name="T211">ת</text:span>ן עם הכלה כמו</text:p>
      <text:p text:style-name="P67">שנאמר וכמשוש חתן על הכלה ישיש עליך אלהיך ואז יהיה</text:p>
      <text:p text:style-name="P67">שלום על ישראל. כי בעבור גמילות חסד הקב"ה נותן צדקה</text:p>
      <text:p text:style-name="P68">ושלום בארץ שנאמר חסד ואמת נפגשו אמת ושלום נשקו:</text:p>
      <text:p text:style-name="P236"><text:span text:style-name="T83">ולכן</text:span> <text:span text:style-name="T29">כשמוליכין החתן להכניסו לחופה אזי ב’ שושבינים</text:span></text:p>
      <text:p text:style-name="P67"><text:s text:c="3"/>מוליכים אותו. אחד מימין ואחד משמאל ויש מקומות</text:p>
      <text:p text:style-name="P67">שנוהגים שכל השייכים בה נושאים נרות הרבה לפניו. וביש</text:p>
      <text:p text:style-name="P67">מקומות זורקין נרות דולקות כמו שכתב התשב"ץ. רמז למתן</text:p>
      <text:p text:style-name="P67">תורה שנאמר ויהי קולות וברקים. וביש מקומות אין המנהג</text:p>
      <text:p text:style-name="P67">בזה רק השני שושבינים כ<text:span text:style-name="T155">ל</text:span> אחד יש לו נר אחד בידו. ונראה</text:p>
      <text:p text:style-name="P69">לי <text:s text:c="8"/></text:p>
      <text:p text:style-name="P11"><text:soft-page-break/>) <text:span text:style-name="T155">6</text:span> (</text:p>
      <text:p text:style-name="P18"/>
      <text:p text:style-name="P71">לי הטעם לשני נרות אלו. כי לאשה יש לה רנ"ב איברים</text:p>
      <text:p text:style-name="P71">ולאיש רמ"ח. ובדיבוק איש ואשה הם ת"ק שני פעמים נר.</text:p>
      <text:p text:style-name="P71">לכן נושאין שתי נרות לפניהם לרמוז לזיווג איש ואשה. ועוד</text:p>
      <text:p text:style-name="P71">טעם ששני פעמים נר בגמטריא פרו ורבו. הוא סימן שיהיו</text:p>
      <text:p text:style-name="P72">פרין ורבין:</text:p>
      <text:p text:style-name="P237"><text:span text:style-name="T84">ומתעטפין</text:span> <text:span text:style-name="T30">החתן בטלית לבנה כדי לקיים בכל עת יהיו</text:span></text:p>
      <text:p text:style-name="P73"><text:tab/> בגדיך לבנים. כן כתב הכל בו סימן ע"ה.</text:p>
      <text:p text:style-name="P73">ומטעם זה מלבישין אותו הקיטול בשעת כניסות חופה. ולי</text:p>
      <text:p text:style-name="P73">נראה הטעם למנהג זה על דרך דאי’ במדרש שלשה מוחלין</text:p>
      <text:p text:style-name="P73">להם עונותיהם מלך נשיא וחתן. ומאחר שנמחל עונותיו לכן</text:p>
      <text:p text:style-name="P73">הוא לבוש קיטיל להראות הסליחה על דרך אם יהי’ חטאיכם</text:p>
      <text:p text:style-name="P75">כשנים כשלג ילבינו (מט"מ):</text:p>
      <text:p text:style-name="P237"><text:span text:style-name="T84">משימין</text:span> <text:span text:style-name="T30">אפר מקלה על ראש החתן כדאי’ בפרק חזקת</text:span></text:p>
      <text:p text:style-name="P73"><text:tab/>הבתים אם אשכחך ירושלים וגו’ אם לא אעלה</text:p>
      <text:p text:style-name="P73">אותך על ראש שמחתי. מאי על ראש שמחתי. אמר רבי</text:p>
      <text:p text:style-name="P73">יצחק זו אפר מקלה שברא חתנים. א"ל רב פפא לאביי היכא</text:p>
      <text:p text:style-name="P73">מנח ליה. אמר ליה במקום תתפילין שנאמר לשום לאבילי ציון</text:p>
      <text:p text:style-name="P73">םאר תחת אפר. פירש"י תחת אפר מכלל שהי’ רגילין ליתן אפר</text:p>
      <text:p text:style-name="P75">במקום פאר דהיינו תפילין כדכתיב פארך חבוש עליך:</text:p>
      <text:p text:style-name="P260"><text:span text:style-name="T92">נכון</text:span><text:span text:style-name="T156"> </text:span><text:span text:style-name="T157">ליזהר לנהוג כהרמב"ם שלא יעשו חופת נדה : אבל</text:span></text:p>
      <text:p text:style-name="P74"><text:s text:c="3"/>לדינא קיימ"ל כהפוסקים דס"ל דחופת נדה הוי חופה.</text:p>
      <text:p text:style-name="P73">וצריך להודיע להחתן שהיא נדה. ועיקר החופה לא הוי מה</text:p>
      <text:p text:style-name="P73">שמכניסין אותו תחת סודר שפורסין על כלונסאות כמו שאנו</text:p>
      <text:p text:style-name="P73">עושים ורואין אותה חופה. כי עיקר החופה מה שמייחדים</text:p>
      <text:p text:style-name="P73">אותם אחר כך בחדר זה נקרא חופה ואפילו אינה ראויה</text:p>
      <text:p text:style-name="P24"><text:span text:style-name="T3">לביאה כגון שהיא נידה. </text:span><text:span text:style-name="T31">או שבני אדם נכנסין ויוצאין</text:span></text:p>
      <text:p text:style-name="P76">שם באותו חדר ולא הוי יחוד הראוי לביאה אעפ"כ הוי חופה</text:p>
      <text:p text:style-name="P76">גמורה וקונה בבתולה קנין גמור למהוי כנשואה בכל דברים</text:p>
      <text:p text:style-name="P76">וצריך ליחד להחתן אותו החדר והוי כהכניסה לביתו. ואם</text:p>
      <text:p text:style-name="P76">כנס את הבתולה בע"ש והכניס אותה לחדר מבעוד יום אף</text:p>
      <text:p text:style-name="P76">שהיא עדיין לא טבלה ובני אדם נכנסין ויוצאין באותו חדר דבלאו</text:p>
      <text:p text:style-name="P76">הכי אסורה להתייחד עמו קודם ביאה ראשונה קונה אותה</text:p>
      <text:p text:style-name="P76">בזה שהביא’ לחדר מיוחד לו. ואח"כ כשטובלת מותר לו לבא עליה</text:p>
      <text:p text:style-name="P76">ביאה ראשונה בשבת. וליכא איזור משום קונה קנין בשבת</text:p>
      <text:p text:style-name="P76">משום שכבר קנה אותה מבע"י. אבל באלמנה אינה קונה</text:p>
      <text:p text:style-name="P77">חופה רק יחחוד הראוי לביאה היינו שתהיה טהור’ ויכנוס אותה</text:p>
      <text:p text:style-name="P25"><text:span text:style-name="T3">אח</text:span><text:span text:style-name="T32">ר <text:s text:c="6"/></text:span></text:p>
      <text:p text:style-name="P12"><text:soft-page-break/>) <text:span text:style-name="T159">7</text:span> (</text:p>
      <text:p text:style-name="P111"/>
      <text:p text:style-name="P78">אחר הקידושין לחדר מיוחד שלא יהי’ שם בני אדם וזה הוי</text:p>
      <text:p text:style-name="P78">יחוד הראוי לביאה וקונה באלמנה ג"כ קנין גמור למהוי</text:p>
      <text:p text:style-name="P78">כנשואה. ואם כנס אותה בע"ש והיתה טהורה והכניס לחדר</text:p>
      <text:p text:style-name="P78">מבע"י ונתייחד עמה ולא הי’ שם בני אדם קנה אותה קנין</text:p>
      <text:p text:style-name="P78">גמור ומותר אח"כ לבא עליה בשבת. אבל אם לא היתה</text:p>
      <text:p text:style-name="P78">טהורה מבע"י או בשלא נתייחד עמה בחדר מיוחד מבע"י אסור</text:p>
      <text:p text:style-name="P78">לבא עליה בשבת. ולכן יש ליזהר מאוד כשעושין חופה בע"ש</text:p>
      <text:p text:style-name="P79">שיעשו את החופה מבע"י גדול (סי’ נ"ה וס"א וס"ד):</text:p>
      <text:p text:style-name="P228"><text:span text:style-name="T85">כשאהב</text:span><text:span text:style-name="T158"> </text:span><text:span text:style-name="T3">משיא לבתו כשהיא קטנה היינו כשהיא פחותה</text:span></text:p>
      <text:p text:style-name="P78"><text:s text:c="3"/><text:span text:style-name="T202"><text:s/></text:span>מבת י"ב שנים ויום אחד. היא אינה יכולה</text:p>
      <text:p text:style-name="P78">לקבל בעצמה קידושיה כי אם האב בעצמו תריך לקבל קידושיה.</text:p>
      <text:p text:style-name="P78">על כן צריך לעמוד אצלה כשמקבל קידושין והוי כמו שמקבלה</text:p>
      <text:p text:style-name="P78">היא בעצמה. ואומר הבעל הרי את מקודשת לי. וכששולח</text:p>
      <text:p text:style-name="P78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3">ל</text:span><text:span text:style-name="T3"> והכונה להכניסה לחופה</text:span></text:p>
      <text:p text:style-name="P78">ולקדושין הוי כעומד אצלה בשעת קבלת הקידושין ומהני. אבל</text:p>
      <text:p text:style-name="P79">טוב לעמוד אצלה בשעת קבלת הקידושין (סימן (ש’):</text:p>
      <text:p text:style-name="P228"><text:span text:style-name="T85">כתב</text:span><text:span text:style-name="T158"> </text:span><text:span text:style-name="T34">מהר"ם מינץ צריך החתן לקדש בימין דידיה. וגם</text:span></text:p>
      <text:p text:style-name="P80"><text:s text:c="3"/>בימין הכלה. ובאצבע הסמוך לאגודל ישים הטבעת.</text:p>
      <text:p text:style-name="P80">ולא באגודל. אע"פ שאין מעבירין על המצות. משום אין</text:p>
      <text:p text:style-name="P80">דרך נשים לשאת טבעת על אגודל הוי כמו כלי גבר עכ"ל.</text:p>
      <text:p text:style-name="P80">ובנחלת שבעה כתב עוד טעם משום שכל דבר שצריכין להראות</text:p>
      <text:p text:style-name="P80">באצבע אשר יאמר עליו כי הוא זה מראין הכל באצבע השני.</text:p>
      <text:p text:style-name="P80">וראיה מוכחות שבכל דבר שמצייר יד ממשיכין ומאריכין האצבע</text:p>
      <text:p text:style-name="P80">השני. ושאר אצבעות מכונסין תוך היד. וכן אטבר דספרא</text:p>
      <text:p text:style-name="P80">והם העצים שמראין בהם התשוקות את האותיות. וכן מה</text:p>
      <text:p text:style-name="P80">שביד החזן בעת קריאת התור’ כל האצבעות שוות שהם מכונסים</text:p>
      <text:p text:style-name="P80">תוך היד. זולת זה האצבע הסמוך לאגודל הוא מופשט וארוך</text:p>
      <text:p text:style-name="P80">להראות בו האותיות. וכן כשמראין דבר באצבע מראין בזה</text:p>
      <text:p text:style-name="P80">האצבע. ואין מקדשין בזה האצבע השני שהוא נראה לעין</text:p>
      <text:p text:style-name="P80">יותר משאר אצבעות. וכן ביד ימין שהוא היד היותר עסקניות</text:p>
      <text:p text:style-name="P80">בחלקי המישוש בין בגוף בין חוץ לגוף. וע"כ אם תשא טבעת</text:p>
      <text:p text:style-name="P80">קידושין ביד ימין ובזה האצבע. יראו הכל שהיא נושאת</text:p>
      <text:p text:style-name="P80">טבעת קידושין וידעו שהיא מקודשת ולא יקפצו עליה אינשי</text:p>
      <text:p text:style-name="P80">לקדשה. כי בימיהם היו מקדשים בשעת שידוכים וא"כ לפעמים</text:p>
      <text:p text:style-name="P81">לא <text:s text:c="9"/></text:p>
      <text:p text:style-name="P13"><text:soft-page-break/>) <text:span text:style-name="T160">8 </text:span>(</text:p>
      <text:p text:style-name="P257"/>
      <text:p text:style-name="P82">לא ידוע שהיא מקודשת ויקפצו עליה אינשי כסבורים שהיא</text:p>
      <text:p text:style-name="P82"><text:span text:style-name="T161">פ</text:span>נויה. ולכן היתה נושאת טבעת קידושין בזה האצבע ע"כ.</text:p>
      <text:p text:style-name="P82">ובס’ חוקי דרך כ’ מה שנוהגים לקדש את האש’ באצבע ולא בשאר</text:p>
      <text:p text:style-name="P82">אצבעות. הוא משום כשאתה מתחיל למנות באגודל מן תורת</text:p>
      <text:p text:style-name="P82">ה’ תמימה וגו’ אז יבא בכל פעם השם על אצבע עד הנחמדים</text:p>
      <text:p text:style-name="P83">מזהב. ועוד נאמר אצבע אלהים היא ע"כ:</text:p>
      <text:p text:style-name="P229"><text:span text:style-name="T86">בברכת</text:span><text:span text:style-name="T158"> </text:span><text:span text:style-name="T35">אירוסין הקשה הר"ן היכא מצינו ברכה כגון זו</text:span></text:p>
      <text:p text:style-name="P82"><text:s text:c="4"/>שמברכין על האיסור. והלא אין מברכין שאסר</text:p>
      <text:p text:style-name="P82">לנו אבר מן החי והתיר לנו את השחוט. ועוד למה אין מברכין</text:p>
      <text:p text:style-name="P87">במטבע קצר אשר קדשנו על הקידושין כמו שמברכיןן על כל</text:p>
      <text:p text:style-name="P87">המצות במטבע קצר על המילה על השחיטה. ותירץ דודאי אין</text:p>
      <text:p text:style-name="P87">ברכה זו ברכת מצוה ממש. שאי אפשר לברך כפי מה שראוי</text:p>
      <text:p text:style-name="P87">לברך בברכת המצוה. שאין לברך בשעת קידושין אשר קדשנו</text:p>
      <text:p text:style-name="P87">במצוותיו וצונו על קידושין. משום דאין מברכין על המצוה</text:p>
      <text:p text:style-name="P87">שאין עשיייתה גמר מלאכתה כי הא דאכתי מחסרי מסירה</text:p>
      <text:p text:style-name="P87">לחופה. ובשעת כניסה לחופה אי אפשר לברך על הקידושין</text:p>
      <text:p text:style-name="P87">וחופה כיון שכבר קדש מזמן מרובה. וכשבא לקדש ולכנוס</text:p>
      <text:p text:style-name="P26"><text:span text:style-name="T3">כאחת נמי </text:span><text:span text:style-name="T36">לא ראוי לצקן לו ברכה בפני עצמה כדי שיהא</text:span></text:p>
      <text:p text:style-name="P88">טופס ברכה לכל שוה. וכיון דברכת המצווה ממש אי אפשר.</text:p>
      <text:p text:style-name="P88">לא רצו להוציא מצוה זה בלא ברכה כלל. ותקנו לברך בה</text:p>
      <text:p text:style-name="P88">על קדושתן של ישראל. והיינו שהקב"ה בחר בהם וקדשן</text:p>
      <text:p text:style-name="P88">בעניין זיווג באסור להם ותמותר להם. והיינו שצונו על העריות.</text:p>
      <text:p text:style-name="P88">וכדי שלא יטעה השומע לאמר שבקדושין אלו בלבד הותרו המותרות הוצרכו לומר ואסר לנו את הארוסות. והזכיר היתרן</text:p>
      <text:p text:style-name="P89">היינו על ידי חופה וקדושין עכ"ל:</text:p>
      <text:p text:style-name="P231"><text:span text:style-name="T87">והרא"ש</text:span><text:span text:style-name="T37"> </text:span><text:span text:style-name="T36">תירץ כי ברכה זו אינה ברכה על עשיי’ המצוה.</text:span></text:p>
      <text:p text:style-name="P88"><text:s text:c="3"/>כי פריה ורביה היינו קיום המצוה. ואם לקח</text:p>
      <text:p text:style-name="P88">פלגש וקיום פו"ר בלא קידושין אינו מחויב חקדש אשה. וכן</text:p>
      <text:p text:style-name="P90">הנושא זקנה או איילונות או עקרה. וכן סריס חמה</text:p>
      <text:p text:style-name="P90">שנשא מברכין ברכת חתנים. ואין חיוב במצוה זו מפני שאין</text:p>
      <text:p text:style-name="P90">בה קיום מצות פריה ורביה. הלכך לא נתקנה ברכה במצוה</text:p>
      <text:p text:style-name="P90">ף בנושא אשה לשם פו"ר כיון שאפשר לקיים מצת פ"ו בלא</text:p>
      <text:p text:style-name="P90">קידושין. ולא דמי לשחיטה שאינו מחוידב לשחוט ולאכול ואפילו</text:p>
      <text:p text:style-name="P90">הכי כשהוא שוחט לאכול מברך. התם אי אפשר לו לאכול בלא</text:p>
      <text:p text:style-name="P90">שחייטה. אבל הכא אפשר לו לקיים מצות פו"ר בלא קידושין.</text:p>
      <text:p text:style-name="P90">וגם התם אפקיה קרא בלשון צווי שנאמר וזבחת ואכלת. אבל</text:p>
      <text:p text:style-name="P91">הכא <text:s text:c="7"/></text:p>
      <text:p text:style-name="P14"><text:soft-page-break/>) <text:span text:style-name="T162">9 </text:span>(</text:p>
      <text:p text:style-name="P84">הכא כתיב כי יקח איש אשה. ועד דבקדשים אי אפשר בלא</text:p>
      <text:p text:style-name="P84">שחיטה. הילכך מברכין על השחיטה. וברכה זו נתקנה לתת</text:p>
      <text:p text:style-name="P84">שבח והקב"ה אשר קדשנו במצותיו. וצונו לקדש אשה המותרת</text:p>
      <text:p text:style-name="P84">לנו ולא אחת מן העריות והזכיר בו איסור ארוסות והיתר</text:p>
      <text:p text:style-name="P84">נשואות בחופה ויקדושין. שלא יטעה אדם לומר שהברכה</text:p>
      <text:p text:style-name="P84">נתקנה להתירה לו. לכךך הזכירו חופה לומר דווקא ברכת חופה</text:p>
      <text:p text:style-name="P84">היא המתרת הכלה. ולהכי נמי הקדימו חופה לקדושין לומר</text:p>
      <text:p text:style-name="P84">והתיר לנו הנשואות ע"י חופה שאחר ברכת הקדושין עכ"ל:</text:p>
      <text:p text:style-name="P230"><text:span text:style-name="T87">ובספר</text:span><text:span text:style-name="T37"> </text:span><text:span text:style-name="T38">מרפא לשון כתב וז"ל ולכאורה צריך טעם הלאכל</text:span></text:p>
      <text:p text:style-name="P92"><text:s text:c="4"/>הברכות שתקנו חז"ל הוא על מצות עשה. ומ"ט</text:p>
      <text:p text:style-name="P92">תקנו כאן הברכה אשר קדשנו כו’ על העריות שהמה לא תעשה.</text:p>
      <text:p text:style-name="P93">ויש לומר שאמרו חז"ל כל מקום שאתה מוצא גדר ערוה אתה</text:p>
      <text:p text:style-name="P27"><text:span text:style-name="T39"><text:s/>מוציא</text:span><text:span text:style-name="T3"> קדושה. ולכן תקנו חז"ל הברכה בלשון זה עכ"ל: </text:span></text:p>
      <text:p text:style-name="P232"><text:span text:style-name="T87">שבת</text:span><text:span text:style-name="T37"> </text:span><text:span text:style-name="T1">שקודם החתונה מרבים בשמחה לכבוד החתן. וקורין</text:span><text:change-start text:change-id="ct2119600010048"/></text:p>
      <text:p text:style-name="P1"><text:change-end text:change-id="ct2119600010048"/><text:change text:change-id="ct2119600018112"/><text:span text:style-name="T163"><text:s text:c="2"/></text:span><text:span text:style-name="T164"><text:s/></text:span><text:span text:style-name="T1">לשבת שקודם החופה שב"ן על"ץ. כלומר הבן דהיינו</text:span></text:p>
      <text:p text:style-name="P85">החתן שמח עשה"כ. יעלזו חסידים בכבוד ירננו כעל משכבותם</text:p>
      <text:p text:style-name="P85">ולזה נוהגין החזנים בקצת קהילות לנגן השכיבנו בליל אותה</text:p>
      <text:p text:style-name="P85">שבת עד חתימת ברכת ופרוס. ובאותו שבת החתן הוא חיוב</text:p>
      <text:p text:style-name="P85">לקרותו לס"ת וקודם לכל החיובים. חוץ מבר מצוה שישלו</text:p>
      <text:p text:style-name="P86">עירנות בקהלה:</text:p>
      <text:p text:style-name="P244"><text:span text:style-name="T87">הלילה</text:span><text:span text:style-name="T1"> </text:span><text:span text:style-name="T40">שלפני דלפני יום החופה עושין העשירים סעודה</text:span></text:p>
      <text:p text:style-name="P94">וקורין אותה מאניז"ה מאה"ל:</text:p>
      <text:p text:style-name="P245"><text:span text:style-name="T87">הלילה</text:span><text:span text:style-name="T1"> </text:span><text:span text:style-name="T40">שלפני </text:span><text:span text:style-name="T41">החופה עושין סעודה ונקראת סבלונות.</text:span></text:p>
      <text:p text:style-name="P95"><text:s text:c="4"/>ונוהגין שהחתן והכלה אין אוכלים ואין שותים</text:p>
      <text:p text:style-name="P96">עד אחר ששלחו הסבלונות זה לזו:</text:p>
      <text:p text:style-name="P238"><text:span text:style-name="T87">וכתב</text:span><text:span text:style-name="T1"> </text:span><text:span text:style-name="T42">מהר"מ מינץ סימן ק"ט דחשיב ליה לסעודת סבלונות</text:span></text:p>
      <text:p text:style-name="P97"><text:s text:c="3"/>לסעודת מצוה (היא הסעודה בלילה שלפני הברכה</text:p>
      <text:p text:style-name="P97">שנותנין סבלונות באשכנ"ז) ונ"מ מאן דלא אוכל חוץ לביתו כי</text:p>
      <text:p text:style-name="P97">אם סעודת מצוה יכול לאכול בהאי סעודה עכ"ל. או מי שאינו</text:p>
      <text:p text:style-name="P28"><text:span text:style-name="T3">אוכל בשר בחול או בב’ וה’ כי אם בסעוד</text:span><text:span text:style-name="T43">ת מצוה יכול לאכול</text:span></text:p>
      <text:p text:style-name="P28"><text:span text:style-name="T43">בהאי סעודה.</text:span><text:span text:style-name="T3"> </text:span><text:span text:style-name="T43">ונראה דה"ה בסעודה שנוהגין לעשות באשכנז</text:span></text:p>
      <text:p text:style-name="P97">בליל שלפני המילה שמזמנים המוהל והסנדק ושאר קרובים</text:p>
      <text:p text:style-name="P97">ואוהבים ג"כ יחשב לסעודת מצוה לענין הנ"ל. ומכ"ש הסנדק</text:p>
      <text:p text:style-name="P29"><text:span text:style-name="T3">והמוהל שיום טוב </text:span><text:span text:style-name="T43">שלהם</text:span><text:span text:style-name="T3"> הוא:</text:span></text:p>
      <text:p text:style-name="P245"><text:span text:style-name="T87">נוהגים</text:span><text:span text:style-name="T1"> </text:span><text:span text:style-name="T44">שהחתן והכלה מתענין ביום חופתם. והוא משני</text:span></text:p>
      <text:p text:style-name="P30"><text:span text:style-name="T3"><text:tab/>טעמים. א’ מפני ש</text:span><text:span text:style-name="T45">ה</text:span><text:span text:style-name="T3">וא יום סליחה דידהו ונמחלו</text:span></text:p>
      <text:p text:style-name="P31"><draw:frame text:anchor-type="paragraph" draw:z-index="2" draw:name="צורה1" draw:style-name="gr1" draw:text-style-name="P343" svg:width="2.109cm" svg:height="0.558cm" svg:x="1.923cm" svg:y="0cm"><draw:text-box><text:p text:style-name="P342"><text:span text:style-name="T138">בית <text:s text:c="3"/></text:span><text:span text:style-name="T218">2</text:span></text:p></draw:text-box></draw:frame><text:span text:style-name="T3">עונותיה</text:span><text:span text:style-name="T45">ם <text:s text:c="6"/></text:span></text:p>
      <text:p text:style-name="P15"><text:soft-page-break/>) <text:span text:style-name="T166">10 </text:span>(</text:p>
      <text:p text:style-name="P258"/>
      <text:p text:style-name="P98"><text:span text:style-name="T165">ע</text:span>ונותי<text:span text:style-name="T167">ה</text:span>ם. וז"ל דעת החכמה שער התשובה פ"ג וזה לא יעלה</text:p>
      <text:p text:style-name="P98">על הדעת שיהיה אזי מחילה בלי חרטה ועזיבת חטא על</text:p>
      <text:p text:style-name="P98">העבר. חכן צריך הוא באותו יום לפשפש במעשיו ולהתחרט</text:p>
      <text:p text:style-name="P98">עליהם שלא ישוב עוד לאותן חטאים עכ"ל והימים הראשונים</text:p>
      <text:p text:style-name="P98">יפלו לבל ישוב עוד לכסלה לעשות מעשה נערות. והתעני<text:span text:style-name="T168">ת</text:span></text:p>
      <text:p text:style-name="P98">יפה ג"כ לכוף ולהשתעבד את יצרו. ולפי טעם זה ראוי להשלים</text:p>
      <text:p text:style-name="P98">התעני. טעם ב’ שלא ישתכרו ולא יהיה דעתם מיושבת</text:p>
      <text:p text:style-name="P98">עליה. ולי פעם זה אין צריכין להשלים. ויש להחמיר</text:p>
      <text:p text:style-name="P98">כשני הטעמים. ואם האב הוא מקבל קדושין בשביל בתו</text:p>
      <text:p text:style-name="P98">הקטנהץ צריך הוא להתענות כדי להחמיר מפני טעם הב’.</text:p>
      <text:p text:style-name="P98">ובימים שאין מתענין כמו שיתבאר אח"ז צריכין ליזהר שלא</text:p>
      <text:p text:style-name="P98"><text:s/>ירבו המאכל ובמשתה מפני טעם השני (סי’ ס"א ע"ש): </text:p>
      <text:p text:style-name="P239"><text:span text:style-name="T88">כתב</text:span><text:span text:style-name="T1"> </text:span><text:span text:style-name="T46">הא"ר בא"</text:span><text:span text:style-name="T51">ר</text:span><text:span text:style-name="T46"> סימן תכ"ט ס"ק ד’ וז"ל כתב נחלת</text:span></text:p>
      <text:p text:style-name="P32"><text:span text:style-name="T50"><text:s text:c="3"/></text:span><text:span text:style-name="T3">שבעה דף נ"ח בימים שאין אומרים תחנון אין</text:span></text:p>
      <text:p text:style-name="P98">לחתנים להתענות. וכ"מ מרמ"א סי’ תקע"ג דאין לחתן</text:p>
      <text:p text:style-name="P98">להתענות רק בר"ח ניסן אבל בשאר ימים שאין אומרים תחנון</text:p>
      <text:p text:style-name="P98">אין להתענות. ומדברי הב"ח סי’ תכ"ט משמע שהוצרך החתן</text:p>
      <text:p text:style-name="P98">להתענות בניסן אחר פסח עכ"ל. ודבריו תמוהים כו’ ומסיק</text:p>
      <text:p text:style-name="P98">שם הא"ר דהרמ"א וב"ח ס"ל שהחתן מתענה בכל חדש ניסן.</text:p>
      <text:p text:style-name="P98">ועיי’ בא"ר סי’ תקע"ג סק"ג דמסיק דדוקא ר"ח חנוכה</text:p>
      <text:p text:style-name="P98">ופורים. אין לחתן להתענות. אבל בשאר ימים שאין אומרים</text:p>
      <text:p text:style-name="P98">תחנון מתענין. אך באסרו חג וחמשה עשר באב ושבט כתב</text:p>
      <text:p text:style-name="P99">המ"א שאין מתענין כיון שמוזכר בש"ס:</text:p>
      <text:p text:style-name="P240"><text:span text:style-name="T89">עוד</text:span><text:span text:style-name="T1"> </text:span><text:span text:style-name="T47">כתב הא"ר בסי’ תקנ"ט ס"ק כ"ה מעשה היה בחופה</text:span></text:p>
      <text:p text:style-name="P33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0">דף מ) ונראה בתענית הנדחה מותר להחתן לשתות כמו בעל</text:p>
      <text:p text:style-name="P100">ברית ואף במדינותינו שהחתן והכלה לעולם מתענין מ"מ הא</text:p>
      <text:p text:style-name="P100">אין משלימין התענית עיין סי’ תקע"ג. ועי"ש שהביא</text:p>
      <text:p text:style-name="P101">דעות לאסור</text:p>
      <text:p text:style-name="P241"><text:span text:style-name="T90">כתב</text:span><text:span text:style-name="T1"> </text:span><text:span text:style-name="T48">בעל צדה לדרך וז"ל במקומות יש שנוהגים לגלות פני</text:span></text:p>
      <text:p text:style-name="P34"><text:span text:style-name="T133"><text:s/></text:span><text:span text:style-name="T132"><text:s/></text:span><text:span text:style-name="T3">הכלה קודם הקידושין. ובטילטולא חזרו לנהוג כן</text:span></text:p>
      <text:p text:style-name="P102">וישר כחם ע"כ (מט"מ):</text:p>
      <text:p text:style-name="P242"><text:span text:style-name="T87">נוהגים</text:span><text:span text:style-name="T1"> </text:span><text:span text:style-name="T49">שהמכובד להיות מצורף עם החתן לכסות את</text:span></text:p>
      <text:p text:style-name="P103"><text:tab/>הכלה (שקורין בעדעקינס. אומר בעת שמכסין</text:p>
      <text:p text:style-name="P35"><text:span text:style-name="T3">אותה. הפסוק (בראית כ"</text:span><text:span text:style-name="T52">ד</text:span><text:span text:style-name="T3">) אחותינו את היי לאלפי רבבה:</text:span></text:p>
      <text:p text:style-name="P104">סדר <text:s text:c="5"/></text:p>
      <text:p text:style-name="P247"><text:soft-page-break/>) <text:span text:style-name="T169">11 </text:span>(</text:p>
      <text:p text:style-name="P16"/>
      <text:p text:style-name="P44">סדר אירוסין ונשואין</text:p>
      <text:p text:style-name="P36"/>
      <text:p text:style-name="P127">כשמביאין החתן תחת החופה יאמר החזן בניגון</text:p>
      <text:p text:style-name="P36"/>
      <text:p text:style-name="P118">מי <text:span text:style-name="T191">א</text:span>דיר על הכל. מי <text:span text:style-name="T191">ב</text:span>רוך על הכל. יברך</text:p>
      <text:p text:style-name="P118">החתן והכלה. יפרו וירבו חתן וכלה. מי גדול על</text:p>
      <text:p text:style-name="P118">הכל. מי דגול על הכל. יברך חתן וכלה. מי</text:p>
      <text:p text:style-name="P118">הדר על הכל. מי ותיק על הכל. יברך חתן וכלה.</text:p>
      <text:p text:style-name="P126">(כן מצאתי בכתיבת יד)</text:p>
      <text:p text:style-name="P36"/>
      <text:p text:style-name="P127">כשמביאין הכל<text:span text:style-name="T191">ה</text:span> תחת החופה יאמר החזן בניגון</text:p>
      <text:p text:style-name="P36"/>
      <text:p text:style-name="P118">מי בן שיחי. שושן חוחי. יברך החתן עם הכלה.</text:p>
      <text:p text:style-name="P126">(כן מצאתי בסידור ישן)</text:p>
      <text:p text:style-name="P36"/>
      <text:p text:style-name="P127">ובכתיבת יד <text:span text:style-name="T211">מצ</text:span>אתי בזה הנוסח</text:p>
      <text:p text:style-name="P36"/>
      <text:p text:style-name="P115">מכין שיחים. שושן חוחים. ינווה ניחוחים. יאיר</text:p>
      <text:p text:style-name="P116">לי. אהבת גילי. ומשוש כלה. היא העולה. והיא</text:p>
      <text:p text:style-name="P115">כפורחת. כאור זורחת על ראש שמחת גילי. זה</text:p>
      <text:p text:style-name="P117">דודי וזה רעי. ברוך הבא:</text:p>
      <text:p text:style-name="P36">__________</text:p>
      <text:p text:style-name="P36"/>
      <text:p text:style-name="P39">נוהגים</text:p>
      <text:p text:style-name="P39"/>
      <text:p text:style-name="P243"><text:span text:style-name="T108">שהכלה</text:span><text:span text:style-name="T172"> </text:span><text:span text:style-name="T173">מסבב את החתן ג’ פעמים. על שם הכתוב</text:span></text:p>
      <text:p text:style-name="P129">נקבה תסובב גבר. שהוא שלש תיבות. ומעמידין</text:p>
      <text:p text:style-name="P129">אותה לצד ימינו של חתן על שם הכתוב נצבה שגל לימינך.</text:p>
      <text:p text:style-name="P129">סופי תיבות למפרע כלה (חוקי דרך). גם נגד שאשה נקנית</text:p>
      <text:p text:style-name="P129">לבעלה בשלשה דרכים. בכסף בשטר ובביאה. והוא נתחייב לה</text:p>
      <text:p text:style-name="P129">בשלשה דברים. שאר כסות ועונה. גם נרמז חמ"ש חז"ל</text:p>
      <text:p text:style-name="P129">יבמות דף ס"ב כי יהודי שאין לו אשה שרוי בלא טובה בלא</text:p>
      <text:p text:style-name="P129">תורה בלא חומה בלא שלום. ועוד טעם לג’ הקפות באופן</text:p>
      <text:p text:style-name="P41"><text:span text:style-name="T171">אחר. כ’ פעמים היא מזדווגת עמו </text:span><text:span text:style-name="T188">א</text:span><text:span text:style-name="T171"> בשעה שנולדו כאמרם</text:span></text:p>
      <text:p text:style-name="P130">ז"ל <text:s text:c="6"/></text:p>
      <text:p text:style-name="P36"/>
      <text:p text:style-name="P17"><text:soft-page-break/>) <text:span text:style-name="T192">12 </text:span>(</text:p>
      <text:p text:style-name="P259"/>
      <text:p text:style-name="P105">ז" ריש מס’ סוטב מ’ יום קודם ליצירה ב"ק יוצאת ומכרזת בת</text:p>
      <text:p text:style-name="P105">פלוני לפלוני ע"ש. ומשנולדו תהלכנה שתי הנפשות ימים ושנים</text:p>
      <text:p text:style-name="P105">מבלי הרגשת מאומה עד אשר פתאום תכיר אחת את רעות’.</text:p>
      <text:p text:style-name="P105">אז מזדווגת שנית. וזהו בשעת נישואין. והוא זיווג שני <text:span text:style-name="T138">ג</text:span></text:p>
      <text:p text:style-name="P105">לאחר שמתו מזדווגת יחד שלישית בעולם שכולו טוב ושם לא</text:p>
      <text:p text:style-name="P105">יפרדו לעולם. ולכן <text:span text:style-name="T193">מ</text:span>סבבת אותו ג"פ לרמוז לו כי תהיה לו</text:p>
      <text:p text:style-name="P105">למכסה ולמסתור <text:span text:style-name="T193">כ</text:span>חומה סב<text:span text:style-name="T193">י</text:span>ב בכל שלש <text:span text:style-name="T193">פ</text:span>עמי זיווגם (מקורי</text:p>
      <text:p text:style-name="P105">מנהגים). אמרו חז"ל בן י"ח לחופ<text:span text:style-name="T193">ה</text:span> די"ח פעמים כתיב אדם</text:p>
      <text:p text:style-name="P105">מבראשית עד שנזדווגה לו חוה ואמר כי מאיש לוקחה</text:p>
      <text:p text:style-name="P106">זאת (רש"י):</text:p>
      <text:p text:style-name="P246"><text:span text:style-name="T109">והוא</text:span><text:span text:style-name="T172"> </text:span><text:span text:style-name="T174">אשה בבתוליה יקח וגו’. רמז לבן י"ח לחופהכמנין</text:span></text:p>
      <text:p text:style-name="P42"><text:span text:style-name="T171"><text:s text:c="2"/></text:span><text:span text:style-name="T175"><text:s text:c="2"/></text:span><text:span text:style-name="T171">והוא. וזהו והוא כחתן יוצא מחופתו וגו’ (פענח רזא)</text:span></text:p>
      <text:p text:style-name="P131"/>
      <text:p text:style-name="P255">המסדר <text:span text:style-name="T194">קידושין</text:span></text:p>
      <text:p text:style-name="P40"/>
      <text:p text:style-name="P5"><text:span text:style-name="T110">יהיה</text:span><text:span text:style-name="T172"> </text:span><text:span text:style-name="T176">מאן דגמיר וסביר. לא כמו שנוהגין עכששו שמניחים</text:span></text:p>
      <text:p text:style-name="P132"><text:s text:c="3"/>לסדר קידושין מי שאינו יודע בטיב גיטין וקידושין:</text:p>
      <text:p text:style-name="P5"><text:span text:style-name="T110">תחת</text:span><text:span text:style-name="T172"> </text:span><text:span text:style-name="T176">החופה מברכין ברכת אירושין ונשואין והוי עובר</text:span></text:p>
      <text:p text:style-name="P132">לעשייתן וצריך ב’ כוסות. לברכת אירוסין כוס אחד.</text:p>
      <text:p text:style-name="P132">ולברכת נשואין כוס אחד. ומפסיקין בין ברכת אירוסין לברכת</text:p>
      <text:p text:style-name="P132">נשואין ריאת הכתובה בינתיים. ונותנין מן הכוסות של ברכת</text:p>
      <text:p text:style-name="P132">ארוסין ונשואין להחתן והכלה לשתות. וצריכין לכוין לצאת</text:p>
      <text:p text:style-name="P132">בברכת היין בשעה שמברך המסדר על הכוס. ובברכת אירוסין</text:p>
      <text:p text:style-name="P132">ונשואין שמברכין תחת החופה מברכין ברכת היין קודם לשאר</text:p>
      <text:p text:style-name="P132">ברכות. ואין מברכין ברכת נשואין בפחות מעשרה ודחתן מן</text:p>
      <text:p text:style-name="P133">המנין (סי’ ס"ב)</text:p>
      <text:p text:style-name="P253">_____________</text:p>
      <text:p text:style-name="P37"/>
      <text:p text:style-name="P45">ברכת אירוסין ונשואין</text:p>
      <text:p text:style-name="P46"/>
      <text:p text:style-name="P128">המסדר יאמר</text:p>
      <text:p text:style-name="P133"/>
      <text:p text:style-name="P135">ברוך אתה יי אלהינו מלך העולם בורא פרי הגפן:</text:p>
      <text:p text:style-name="P227"><text:span text:style-name="T170">ברוך אתה יי אלהינו מלך העולם </text:span><text:span text:style-name="T189">אשר קדשנו </text:span><text:span text:style-name="T190">ב</text:span><text:span text:style-name="T189">מצותיו</text:span></text:p>
      <text:p text:style-name="P134"><text:s text:c="6"/>וצונו<text:tab/></text:p>
      <text:p text:style-name="P271"><text:soft-page-break/>) <text:span text:style-name="T195">13 </text:span>(</text:p>
      <text:p text:style-name="P112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185">וצונו על העריות. ואסר לנו</text:p>
            <text:p text:style-name="P185">את הארוסות. והתיר לנו את</text:p>
            <text:p text:style-name="P185">הנשואות לנו על ידי חופה</text:p>
            <text:p text:style-name="P185">וקידושין. ברוך אתה יי מקדש</text:p>
            <text:p text:style-name="P185">עמו ישראל על ידי חופה</text:p>
            <text:p text:style-name="P185">וקדושין:</text:p>
            <text:p text:style-name="P186"/>
            <text:p text:style-name="P195">צריך לומר בקידושין והבי"ת</text:p>
            <text:p text:style-name="P195">רפויה. כ"כ בעל העיטור והרי"ף</text:p>
            <text:p text:style-name="P195"><text:s/>והמ"מ (ועדיין אבודרהם): </text:p>
          </table:table-cell>
          <table:table-cell table:style-name="תחילת13.A1" office:value-type="string">
            <text:p text:style-name="P210"><text:s/></text:p>
          </table:table-cell>
          <table:table-cell table:style-name="תחילת13.C1" office:value-type="string">
            <text:p text:style-name="P211"><text:span text:style-name="T112">(על העריות)</text:span><text:span text:style-name="T172"> </text:span><text:span text:style-name="T177">שנאמר</text:span></text:p>
            <text:p text:style-name="P179">והתקדשתם</text:p>
            <text:p text:style-name="P180">והייתם קדושים. קדש</text:p>
            <text:p text:style-name="P180">עצמך במותר לך. ולא</text:p>
            <text:p text:style-name="P180">בעריות. ואמרינן</text:p>
            <text:p text:style-name="P180">בירושלמי א"ר יהודה בן</text:p>
            <text:p text:style-name="P180">פזי למה סמך הכתוב</text:p>
            <text:p text:style-name="P180">פרשת עריות לקדושים</text:p>
            <text:p text:style-name="P180">תהיו. ללמדך שכל מי <text:span text:style-name="T196">ש</text:span>הוא פרוש מ<text:span text:style-name="T196">ן</text:span> העריות נקרא</text:p>
            <text:p text:style-name="P180">קדוש. שכן השונמית</text:p>
            <text:p text:style-name="P180">אמרה לאישה הנה ידעתי</text:p>
          </table:table-cell>
        </table:table-row>
      </table:table>
      <text:p text:style-name="P138"><text:span text:style-name="T196">כי איש אלהים וגו’. </text:span><text:span text:style-name="T93">(</text:span><text:span text:style-name="T94">וצונו על</text:span><text:span text:style-name="T93"> העריות)</text:span> <text:span text:style-name="T196">ר"ל וצונו על הרחקת</text:span></text:p>
      <text:p text:style-name="P139">העריות. או צונו לפרוש מן העריות. ודומה לו ועשיתם</text:p>
      <text:p text:style-name="P139">פסל תמונת כל אשר צוך ה’ אלהיך כלומר צוך שלא לעשות:</text:p>
      <text:p text:style-name="P138"><text:span text:style-name="T93">(</text:span><text:span text:style-name="T94">ואסר לנו את הארוסות)</text:span><text:span text:style-name="T93">)</text:span> <text:span text:style-name="T196">פרש"י מדרבנן הוא <text:s/>שגזרו על יחוד</text:span></text:p>
      <text:p text:style-name="P139">פנויה. ואף ארוסה לא התירו עד שתכנס לחופה ובברכה</text:p>
      <text:p text:style-name="P139">כדאמרינן כלה בלא ברכה אסורה לבעלה כנדה ע"כ. ואע"פ</text:p>
      <text:p text:style-name="P139">שאיסור זה הוא מדרבנן. צריך לברך עליו כמו שמברכין על</text:p>
      <text:p text:style-name="P139">נר חנוכה ומקרא מגילה שהם מדרבנן. והרא"ש ברבי יצחק</text:p>
      <text:p text:style-name="P139">אב ב"ד פי’ ואסר לנו את הארוסות מדכתיב חופה באורייתא</text:p>
      <text:p text:style-name="P139">מדדרשינן כי יהיה נערה בתולה מאורסה ולא נשואה. ואמרינן</text:p>
      <text:p text:style-name="P139">מאי נשואה אילימא נשואה ממש היינו בתולה ולא בעולה.</text:p>
      <text:p text:style-name="P139">אלא נשוה שנכנסה לחופה. ולא נבעלה ש"מ דארוסה אכתי</text:p>
      <text:p text:style-name="P139">מיחסרה מסירה לחופה. וכיון דבעינן מסירה לחופה ש"מ לא</text:p>
      <text:p text:style-name="P139">קניא לה לגמרי. הילכך הויא ליה כארוסת אחר לגביה</text:p>
      <text:p text:style-name="P139">ואסירה ליה כדין אשת איש. <text:span text:style-name="T95">(</text:span><text:span text:style-name="T93">את הנשואות לנו</text:span><text:span text:style-name="T95">)</text:span><text:span text:style-name="T197"> </text:span>פי’ נשואתינו</text:p>
      <text:p text:style-name="P139">הנואות לנו. <text:span text:style-name="T95">(</text:span><text:span text:style-name="T93">ע”י חופה בקידושין</text:span><text:span text:style-name="T95">)</text:span><text:span text:style-name="T197"> </text:span>פי’ ע"י ברכת חופה שהיא</text:p>
      <text:p text:style-name="P139">גומרת את הקידושין. ואע"פ שהחופה היא באחרונה הקדים</text:p>
      <text:p text:style-name="P139">להזכיר’. לפי שבה היא ניתרת ועליה אני סומכין. וחופה הוא</text:p>
      <text:p text:style-name="P139">לשון כסוי. ונקראת כן על שם שחיפה אותה בטלית. ובעל</text:p>
      <text:p text:style-name="P139">העיטור פי’ חופה היא שמוסרת האב ומכניסה לבית בעלה</text:p>
      <text:p text:style-name="P139">בבית שיש בו חדוש. כגון אלו הסדינין שקורין קירטינא</text:p>
      <text:p text:style-name="P139">סבבים הכותלים. ויש שעושים סוכה בורד והדס כםי המנהג</text:p>
      <text:p text:style-name="P139">ומתייחדים שם שניהם. והאומר חופה הוא הסודר שחופין בן ראשיהם בשעת ברכה לאו מילתא היא וכו’ <text:span text:style-name="T95">(</text:span><text:span text:style-name="T93">אבודרהם</text:span><text:span text:style-name="T95">)</text:span><text:span text:style-name="T197"> </text:span>ובספר</text:p>
      <text:p text:style-name="P140">אהבת</text:p>
      <text:p text:style-name="P248"><text:soft-page-break/>) <text:span text:style-name="T198">14 </text:span>(</text:p>
      <text:p text:style-name="P141"/>
      <text:p text:style-name="P141">אהבת יונתן כתב וז"ל והרש"א בחד"א כתב שקאי על מתן</text:p>
      <text:p text:style-name="P141">תורה שהם קדושין לישראל כמ"ש חז"ל בפסוק תורה צוה לנו</text:p>
      <text:p text:style-name="P141">משה מורשה א"ת מורשה אלא מאורסה. והחופה כתה הוא</text:p>
      <text:p text:style-name="P141">ז"ל דהוא השראת במשכן ובספרים אחרים ראיתי</text:p>
      <text:p text:style-name="P141">דבמעמד הר סיני דכתיב ויתיצבו בתחתית ההר מלמד שכפה</text:p>
      <text:p text:style-name="P141">עליהם ההר כגיגית. הוא ממש <text:s/>ענין יחוד החופה. ובזה</text:p>
      <text:p text:style-name="P141">שייך לשון חופה וקידושין שכתבו המפרשים היינו במקום</text:p>
      <text:p text:style-name="P141">שהקידושין נעשים תחת החופה. וכן היה במעמד הר סיני</text:p>
      <text:p text:style-name="P142"><text:s text:c="2"/>שקבלו התורה במעמד תחת הר סיני עכ"ל: <text:s/></text:p>
      <text:p text:style-name="P142"/>
      <text:p text:style-name="P256">ושותה החתן עם הכלה</text:p>
      <text:p text:style-name="P47"/>
      <text:p text:style-name="P167"><text:span text:style-name="T103">ואח"כ</text:span><text:span text:style-name="T1"> </text:span><text:span text:style-name="T53">מקדש</text:span><text:span text:style-name="T54"> </text:span><text:span text:style-name="T53">אותה בטבעת שאין בה אבן. מפני שאפשר</text:span></text:p>
      <text:p text:style-name="P171"><text:span text:style-name="T3"><text:s text:c="3"/></text:span><text:span text:style-name="T50"><text:s text:c="3"/></text:span><text:span text:style-name="T3">שתסמך הכלה דעתה על האבן שתשוה יותא משהיא</text:span></text:p>
      <text:p text:style-name="P143">סבורה והוו ליה קדושין בטעות ואינה מקודשת. והד"מ</text:p>
      <text:p text:style-name="P143">ןהרמא" באבן העזר סימן כ"ז כתבו וז"ל ונוהגין לכתחילה</text:p>
      <text:p text:style-name="P143">לקדש בטבעת ויש לו טעם בתיקוני זוהר ע"כ. ור"ל אף שבכל</text:p>
      <text:p text:style-name="P143">הש"ס לא הקפידו רק שיקדש בשוה פרוטה יהיה טבעת או</text:p>
      <text:p text:style-name="P143">מתג או רסן. ובזאת מקודש’ והוות אשת איש לעלמא. מ"מ</text:p>
      <text:p text:style-name="P143">חשש הרמ"א למש"ש בתקוני זוהר תקינא עשיראה דף כ"א ע"T</text:p>
      <text:p text:style-name="P143">ובגין דטבעצ איהי יו"ד כגוונא דא אתקדש כלה וכו’ וכד איהי</text:p>
      <text:p text:style-name="P143">טבעת ברישא דצבעא כו’ בההוא זימנא דמייחדין כו’ ע"ש</text:p>
      <text:p text:style-name="P143">באריכות. הטבעצ שלו. או מאשה אפילו בשלה. שמה שקנתה אשה</text:p>
      <text:p text:style-name="P143">קנה בעלה. ואין מועיל מה שנותנת במתנה. ואך אחרים</text:p>
      <text:p text:style-name="P143">העומדים שם צריכין להזכיר אם אין המסדר מדקדק על זה:</text:p>
      <text:p text:style-name="P167"><text:span text:style-name="T103">צריך</text:span><text:span text:style-name="T1"> </text:span><text:span text:style-name="T53">לצוות את החתן שיאמר בעצמו תיבת לי. שאם</text:span></text:p>
      <text:p text:style-name="P171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71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66"/>
      <text:p text:style-name="P261">וכשבא החתן לקדש את הכלה יאמר</text:p>
      <text:p text:style-name="P176"/>
      <text:p text:style-name="P198">הנני באתי לקיים מצות קידושין כאשר צותה התורה. לשם</text:p>
      <text:p text:style-name="P200">יחוד קוב"ה ע"י ההוא טמיר ונעלם</text:p>
      <text:p text:style-name="P200"/>
      <text:p text:style-name="P172"><text:span text:style-name="T55">ומייחדים שתי עדות שיראו הקי</text:span><text:span text:style-name="T56">ד</text:span><text:span text:style-name="T55">ושין</text:span></text:p>
      <text:p text:style-name="P144">ואח"כ מקדש להכלה בטבעת ואומר</text:p>
      <text:p text:style-name="P145">הרי<text:tab/> <text:s text:c="3"/></text:p>
      <text:p text:style-name="P248"><text:soft-page-break/>) <text:span text:style-name="T199">15 </text:span>(</text:p>
      <text:p text:style-name="P146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188">הרי את מקדשת לי</text:p>
            <text:p text:style-name="P188">בטבעת זו כדת משה</text:p>
            <text:p text:style-name="P185"><text:span text:style-name="T199">וישראל</text:span>:</text:p>
            <text:p text:style-name="P186"/>
            <text:p text:style-name="P195">צריך <text:span text:style-name="T199">החתן לקדש בימין דידיה.</text:span></text:p>
            <text:p text:style-name="P196">וגם בימין הכלה. ובאצבע הסמוך</text:p>
            <text:p text:style-name="P197">לאגודל ישים הטבעת</text:p>
          </table:table-cell>
          <table:table-cell table:style-name="טבלה1.A1" office:value-type="string">
            <text:p text:style-name="P210"/>
          </table:table-cell>
          <table:table-cell table:style-name="טבלה1.C1" office:value-type="string">
            <text:p text:style-name="P181"><text:s/>פי’ הרי את מזומנת</text:p>
            <text:p text:style-name="P181">ומוכנת לי לולא לאחרים</text:p>
            <text:p text:style-name="P181">ע"י טבעת זו והוא מלשון</text:p>
            <text:p text:style-name="P181"><text:s text:c="3"/>וקדשתם היום: <text:s text:c="2"/></text:p>
            <text:p text:style-name="P180"/>
            <text:p text:style-name="P138"><text:span text:style-name="T93"><text:s/>(</text:span><text:span text:style-name="T96">כדת משה וישראל</text:span><text:span text:style-name="T93">)</text:span></text:p>
            <text:p text:style-name="P147">כלומר וזה הזמון שתהיה</text:p>
            <text:p text:style-name="P147">מקודש<text:span text:style-name="T200">ת</text:span> לי יהיה כדת</text:p>
          </table:table-cell>
        </table:table-row>
      </table:table>
      <text:p text:style-name="P147">משה וישראל. כדת משה בזמן שהאישה טהורה ולא בזמן</text:p>
      <text:p text:style-name="P147">שהיא נדה. וישראל ר"ל וכדת שהנהיגו בנות ישראל שאילו</text:p>
      <text:p text:style-name="P147">רואות טפת דם כחרדל יושב’עליו שבעה ימי’ נקיים (אבודרה’):</text:p>
      <text:p text:style-name="P138"/>
      <text:p text:style-name="P262"><text:span text:style-name="T91">כתב</text:span><text:span text:style-name="T1"> </text:span><text:span text:style-name="T57">השל"ה מי שעולה לגדולה או למעל’ אז מתגר’ בו השטן</text:span></text:p>
      <text:p text:style-name="P148">ע"כ תקנו לשבור הכוס בשעת החופה כדי לתת למדת הדין</text:p>
      <text:p text:style-name="P148">חלקה. ועל ידי כן ועולתה קפצה פיה ע"כ. והרוקח כתב</text:p>
      <text:p text:style-name="P148">הטעם לפי שנאמר עבדו את ה’ ביראה וגלו ברעדה. במקום</text:p>
      <text:p text:style-name="P148">גלה שם תהא רעדה. והוא ממאי דאי’ בברכות דף למ"ד</text:p>
      <text:p text:style-name="P148">מר בריה דרבינא עביד הילולא לבריה. חזנהו לרבנן דהוי קא</text:p>
      <text:p text:style-name="P148">בדחי טובא. אייתי כסא דמוקרא בת ד’ מאה זוזי ותבר</text:p>
      <text:p text:style-name="P148">קמייהו ואעציבא. והיינו דאמר רבי יוחנן התם משום רשב"י</text:p>
      <text:p text:style-name="P148">אסור לאדם שימלא שחוק פיו בעולם הזה. וכתבו התוס’ שם</text:p>
      <text:p text:style-name="P148">בד"ה אייתי מכאן נהגו לשבור זכוכית בנישואין עכ"ל. ובעל</text:p>
      <text:p text:style-name="P148">שולחן ארבע מוסיף ואומ’ אין לך שמחה גדולה כשמחת התורה</text:p>
      <text:p text:style-name="P148">לישראל בהר סיני במעמד הקדוש שכתוב עליו כמחולת המחנים</text:p>
      <text:p text:style-name="P148">(ודמיון מ"ת לקדושין כדאי <text:s/>בויקרא פ"ב ובכמה מדרשים ובזוהר)</text:p>
      <text:p text:style-name="P149">וכבר ידעת כי שם נשתברו הלוחות. כן בקידושין דהכא יש</text:p>
      <text:p text:style-name="P149">שברון זכוכית. וכמ"ש הרמ"א בהלכות ט"ב סימן תק"ס. ועוד</text:p>
      <text:p text:style-name="P149">נרמז בזה זכרון ליום המיתה. כי שבירת הכלי הוא מיתת</text:p>
      <text:p text:style-name="P149">הכלי. וכ"כ הרש"א בחא"ג וז"ל כסא דמוקרא כו’ פירשו בו</text:p>
      <text:p text:style-name="P149">הרמז שהוא כלי חשוב מאד ועיקר יצירתו ועשייתו מעפר</text:p>
      <text:p text:style-name="P149">ושבירתו זו היא מיתתו. כ האדם נוצר מעפר ועומד למיתה</text:p>
      <text:p text:style-name="P149">תמיד לשוב להיות עפר עכ"ל. ובזה נמי ניחא דשוברים זכוכית</text:p>
      <text:p text:style-name="P149">דוקא כמי שברי זכוכית ניתנו להעשות כלי חדשה. כן כשימות</text:p>
      <text:p text:style-name="P149">האדם יקום שנית לתחיה כדאי’ בזוהר פרשה וישלח ישראל</text:p>
      <text:p text:style-name="P149">אע"כ דמיתין יתהדרון ויתקיימין כמלקדמין והא איתמר כחמר</text:p>
      <text:p text:style-name="P149">ביד היוצר וכן אתם בידי בית ישראל כו’ אלא דא חמר דהאי</text:p>
      <text:p text:style-name="P150">זכוכית <text:s text:c="3"/></text:p>
      <text:p text:style-name="P248"><text:soft-page-break/>) <text:span text:style-name="T201">16 </text:span>(</text:p>
      <text:p text:style-name="P17"/>
      <text:p text:style-name="P136">זכוכית דאע"ג דאתבר אתתקן ואית ליה תקנה כמלקדמין.</text:p>
      <text:p text:style-name="P136">מתי ישראל כו’ יהיו חיין להון ויתקיימין בעלמא. וכן אמרו</text:p>
      <text:p text:style-name="P136">חזל בב"ר א"ר יוסי בן חלפתא לההוא מינאי על שהכחיש</text:p>
      <text:p text:style-name="P136">התחיה ואמר אית חספין מתדבקין לא כך כתיב ככלי יוצר</text:p>
      <text:p text:style-name="P136">תנפצם. א"ל כלי חרש ברייתו מן המים והכשרו באור. כלי</text:p>
      <text:p text:style-name="P136">זכוכית ברייתו מן האור והכשירו באור. זה נשבר ויש לו תקנה</text:p>
      <text:p text:style-name="P136">וזה נשבר ואין לו תקנה. א"ל ע"י שנעשו בנפיחה. ח"ל</text:p>
      <text:p text:style-name="P136">ישמעו אזניך מה שפיך מדבר. אם מה שנעשו בנפיחה של ב"ו</text:p>
      <text:p text:style-name="P136">יש לו תקנה בנפיח’ של הקב"ה לא כ"ש ע"כ. וכן אי’</text:p>
      <text:p text:style-name="P136">בסנהדרין דף צ"א ע"ש. ועל דרך זה שמעתי טעם למה בקשרי</text:p>
      <text:p text:style-name="P136">התנאים שוברים כלי חרס ובחופה שוברין כלי זכוכית. הוא</text:p>
      <text:p text:style-name="P136">כמו שכלי חרס אם נשבר אין לו תקנה כך לשקרי התנאים</text:p>
      <text:p text:style-name="P136">אין תקנה להחרם שקבלו בקשרי התנאים אם קרעו התנאים</text:p>
      <text:p text:style-name="P136">אבל כלי זכוכית אם נשבר יש תקנה כדלעיל כן יש תקנה</text:p>
      <text:p text:style-name="P137">לנשואין בגירושין:</text:p>
      <text:p text:style-name="P254">_____________</text:p>
      <text:p text:style-name="P38"/>
      <text:p text:style-name="P178">וקורין הכתובה</text:p>
      <text:p text:style-name="P177"/>
      <text:p text:style-name="P202"><text:s text:c="2"/>ואחר כך מברכין על כוס שני בפה"ג וששה ברכות אלו <text:s/></text:p>
      <text:p text:style-name="P199"/>
      <text:p text:style-name="P187">ברוך <text:span text:style-name="T206">אתה יי אלהינו מלך העולם בורא פרי הגפן:</text:span></text:p>
      <text:p text:style-name="P187"/>
      <text:p text:style-name="P187">ברוך <text:span text:style-name="T206">אתה יי אלהינו מלך העולם <text:s/>שהכל ברא לכבודו:</text:span></text:p>
      <text:p text:style-name="P187"/>
      <text:p text:style-name="P187">ברוך <text:span text:style-name="T206">אתה יי אלהינו מלך העולם יוצר האדם:</text:span></text:p>
      <text:p text:style-name="P187"/>
      <text:p text:style-name="P187">ברוך <text:span text:style-name="T206">אתה יי אלהינו מלך העולם <text:s/>אשר יצר את</text:span></text:p>
      <text:p text:style-name="P189">האדם בצלמו בצלם דמות תבניתו והתקין לו</text:p>
      <text:p text:style-name="P189">ממנו בנין עדי עד. ברוך אתה יי יוצר האדם:</text:p>
      <text:p text:style-name="P189"/>
      <text:p text:style-name="P190">שוש תשיש ותגל העקרה בקיבוץ בניה לתוכה</text:p>
      <text:p text:style-name="P191"/>
      <text:p text:style-name="P203">בשמחה <text:s text:c="7"/></text:p>
      <text:p text:style-name="P201"/>
      <text:p text:style-name="P249"><text:soft-page-break/>) <text:span text:style-name="T207">17 </text:span>(</text:p>
      <text:p text:style-name="P173"/>
      <text:p text:style-name="P194">בשמחה. ברוך אתה יי משמח ציון בבניה:</text:p>
      <text:p text:style-name="P192">שמח תשמח רעים האהובים כשמחך יצירך בגן</text:p>
      <text:p text:style-name="P192">עדן מקדם. ברוך אתה יי משמח חתן וכלה:</text:p>
      <text:p text:style-name="P192">ברוך אתה יי אלהינו מלך העולם <text:span text:style-name="T210">א</text:span>שר ברא ששון</text:p>
      <text:p text:style-name="P192">ושמחה חתן וכלה. גילה רנה דיצה וחדוה. אהבה</text:p>
      <text:p text:style-name="P192">ואחו<text:span text:style-name="T210">ה</text:span>. ושלום ורעות. מהרה יי אלהינו ישמע בערי</text:p>
      <text:p text:style-name="P192">יהודה ובחצות ירושלים. קול ששון וקול שמחה.</text:p>
      <text:p text:style-name="P192">קול חתן וקול כלה. קול מצהלות חתנם מחופתם.</text:p>
      <text:p text:style-name="P192"><text:span text:style-name="T210">ונ</text:span>ערים ממשתה נגינתם. <text:span text:style-name="T210">ב</text:span>רוך אתה יי משמח חתן</text:p>
      <text:p text:style-name="P193">עם הכלה:</text:p>
      <text:p text:style-name="P204"><text:s text:c="2"/>והא לך פירושו של כל ברכה וברכה: <text:s/></text:p>
      <text:p text:style-name="P207">ברכה א</text:p>
      <text:p text:style-name="P212"><text:span text:style-name="T113">(שהכל ברא לכבודו</text:span><text:span text:style-name="T112">)</text:span><text:span text:style-name="T172"> </text:span><text:span text:style-name="T178">ע"ש עושה שלום ובורא</text:span></text:p>
      <text:p text:style-name="P182">את הכל ופאש"י ברכ זו נתקנה לאסיפת העם הנאספים שם</text:p>
      <text:p text:style-name="P182">לדמול חסד לכובד המקום זכר לחסדיו שעשה עם אדם הראשון</text:p>
      <text:p text:style-name="P182">שנעשה לו שושבין ונתעסק בו. ומשעת אסיפה היה ראויה</text:p>
      <text:p text:style-name="P182">לברך ברכה זו אלא מכיון שיש שם ברכה על הכוס תקנו לסדרה</text:p>
      <text:p text:style-name="P214"><text:span text:style-name="T171">עליו. </text:span><text:span text:style-name="T111">והרמ"ה</text:span><text:span text:style-name="T171"> פי’ שנתקנה ברכה זו כדע להזכיר שבח הזווג</text:span></text:p>
      <text:p text:style-name="P182">שהוא עיקר יצירת העולם התחתון שלא נברא אלא לפריה</text:p>
      <text:p text:style-name="P182">ורביה שנאמר לא לתהו בראה לשבת יצרה. וזהו כבודו של</text:p>
      <text:p text:style-name="P182">מקום שאין כבוד הבורא נודע אלא ע"י בריאותיו שנאמר כל</text:p>
      <text:p text:style-name="P182">הנקרא בשמי ולכבודי בראתיו. יצרתיו. בראתיו כנגד שהכל</text:p>
      <text:p text:style-name="P182">ברא לכבודו. יצרתיו כנגד יוצר האדם. אף עשיתיו כנגד אשר</text:p>
      <text:p text:style-name="P182"><text:s text:c="12"/>יצר את האדם: <text:s text:c="11"/></text:p>
      <text:p text:style-name="P168"><text:span text:style-name="T104">ובספר</text:span><text:span text:style-name="T1"> </text:span><text:span text:style-name="T58">הפלאה כתב יש לפרש מפני שתכלית הבריאה של</text:span></text:p>
      <text:p text:style-name="P151">כל העולפ הוא בשביל האדם ובו נשלם הבריאה</text:p>
      <text:p text:style-name="P151">כמ"ש חז"ל שאדם אחור למעשה בראשית. והאדם אינו נשלם</text:p>
      <text:p text:style-name="P151">אלא עשנזדווגה לו בת זוגו נמצא כשנשא אדם את חוה נשלם</text:p>
      <text:p text:style-name="P151">הבריאה בשלימו’ לכך מברכין על הבריאה שהכל ברא לכבודו:</text:p>
      <text:p text:style-name="P208">ברכה <text:span text:style-name="T208">ב</text:span></text:p>
      <text:p text:style-name="P213"><text:span text:style-name="T120">(</text:span><text:span text:style-name="T114">יוצר האדם</text:span><text:span text:style-name="T121">)</text:span><text:span text:style-name="T172"> </text:span><text:span text:style-name="T179">ברכה זו נתקנה כנגד יצירת אדם הראשון</text:span></text:p>
      <text:p text:style-name="P183"><text:s text:c="6"/>עד שלא ניטלה ממנו הצלע: <text:s text:c="5"/></text:p>
      <text:p text:style-name="P184"><draw:frame text:anchor-type="paragraph" draw:z-index="3" draw:name="צורה1" draw:style-name="gr1" draw:text-style-name="P343" svg:width="2.109cm" svg:height="0.558cm" svg:x="3.108cm" svg:y="0cm"><draw:text-box><text:p text:style-name="P342"><text:span text:style-name="T138">גימל <text:s text:c="5"/></text:span><text:span text:style-name="T219">3</text:span><text:span text:style-name="T219"> </text:span></text:p></draw:text-box></draw:frame>אשר <text:s text:c="8"/></text:p>
      <text:p text:style-name="P184"/>
      <text:p text:style-name="P250"><text:soft-page-break/>) <text:span text:style-name="T209">18 </text:span>(</text:p>
      <text:p text:style-name="P206">ברכה <text:span text:style-name="T209">ג</text:span></text:p>
      <text:p text:style-name="P215"><text:span text:style-name="T114">(אשר יצר את האדם </text:span><text:span text:style-name="T117">כו’</text:span><text:span text:style-name="T114">)</text:span><text:span text:style-name="T172"> </text:span><text:span text:style-name="T179">ברכה זו נתקנה </text:span><text:span text:style-name="T180">כנגד יצירת אדם וחוה שאף יצירת האדם לא נגמרה אלא לאחר שנגמרה</text:span></text:p>
      <text:p text:style-name="P152">יצירת חוה. שהרי כשנלקח ממנו הצלע נשתנית בריאתו ממה שהית’</text:p>
      <text:p text:style-name="P152">קודם לכן. ולפיכך ברכה זו פותחת בברוך ואינה נקראת סמוכה</text:p>
      <text:p text:style-name="P152">לחברתה לפי שממנה מתחיל לדבר בענין זווג שהוא עיקר ברכות</text:p>
      <text:p text:style-name="P152">אלו. וברכות ראשונות הם מבטע קצר ולפיכך פותחות בברוך</text:p>
      <text:p text:style-name="P153">ואין חותמות בברוך. <text:span text:style-name="T98">(אשר יצר את האדם </text:span><text:span text:style-name="T99">בצלמו</text:span><text:span text:style-name="T98">)</text:span></text:p>
      <text:p text:style-name="P154">שנאמר נעה אדם בצלמנו וכתיב בצלם אלהים עשה את האדם</text:p>
      <text:p text:style-name="P154">ור"ל על צורת הנפש שנאצלת מכבוד הבורא. והוסיף עוד ופירש</text:p>
      <text:p text:style-name="P216"><text:span text:style-name="T114">(</text:span><text:span text:style-name="T115">בצלם דמות תבניתו</text:span><text:span text:style-name="T114">)</text:span><text:span text:style-name="T172"> </text:span><text:span text:style-name="T181">שב אל האדם. דהיינו דמות תבניתו</text:span></text:p>
      <text:p text:style-name="P154">של אדם. דאין ליחש שם תבנית להקב"ה. ור"ל דמות</text:p>
      <text:p text:style-name="P154">תבניתו שהוא צורת גופו יצר אותו בצלמו שהוא צורת</text:p>
      <text:p text:style-name="P154">הנפש. וכל זה פירשתי לדחות דעת הטועים האומרים שעל</text:p>
      <text:p text:style-name="P219"><text:span text:style-name="T171">תואר תבנית אדם נאמר שנברא בצלמו. </text:span><text:span text:style-name="T111">והתקין לו ממנו)</text:span></text:p>
      <text:p text:style-name="P155">מגופו מצלעותיו תקנה עשה לו הקב"ה שנאמר לא טוב היות</text:p>
      <text:p text:style-name="P220"><text:span text:style-name="T182">האדם חבדו אעשה לו עזר כנגדו. </text:span><text:span text:style-name="T114">(</text:span><text:span text:style-name="T116">בנין עדי עד</text:span><text:span text:style-name="T114">)</text:span><text:span text:style-name="T123"> בנין שנאמר</text:span></text:p>
      <text:p text:style-name="P224">ויהן ה’ את הצלע. עדי עד פירש"י בנין הנוהג לדורות.</text:p>
      <text:p text:style-name="P225">ר"ל דאף שבתחלה נבראת מצלעותיו נעשה מזה תיקון לדורות</text:p>
      <text:p text:style-name="P225">שתוולד עצמה בשלימותה כמו שעלה ברצונו במחשבה תחלה.</text:p>
      <text:p text:style-name="P225">וכמו שאחז"ל ב’ יצירות עלה במחשבה. ונראה שעל זה תיקנו לנשים לברך שעשני כרצונו. ר"ל שנעשית בשלימות כפי שעלה</text:p>
      <text:p text:style-name="P225">ברצונו בצחלה. ויש עוד לפרש לשון עדי עד ע"ש הכתוב ביחזקאל</text:p>
      <text:p text:style-name="P225">ותרבי ותגלי ותבואי בעדי עדים פרש"י לשון עד כמו בטחו בה’</text:p>
      <text:p text:style-name="P225">עדי עד. ר"ל כל שיעור הגדלות הראוי לקומה שלימה וכמו</text:p>
      <text:p text:style-name="P225">שאחז"ל בשאר מעשה בראשית שבקומתן נבראו. וכן ברא</text:p>
      <text:p text:style-name="P226"><text:s text:c="5"/>הקב"ה אותה בכל שיעור קומתה: <text:s text:c="4"/></text:p>
      <text:p text:style-name="P205">ברכה <text:span text:style-name="T213">ד</text:span></text:p>
      <text:p text:style-name="P217"><text:span text:style-name="T114">(</text:span><text:span text:style-name="T118">שוש תשיש </text:span><text:span text:style-name="T117">כו’</text:span><text:span text:style-name="T114">)</text:span><text:span text:style-name="T172"> </text:span><text:span text:style-name="T179">ברכה זו נתקנה </text:span><text:span text:style-name="T183">כנגד שמחת לרשלים</text:span></text:p>
      <text:p text:style-name="P156">העתידה. שנמשלה לזווג חתן וכלה כמו שנאמר ומשוש חתן על</text:p>
      <text:p text:style-name="P156">כלה ישיש עליך אלהיך. והטעם שהקדימו ברכה זז קודם ברכת</text:p>
      <text:p text:style-name="P156">זווג חתונה. משום שנאמר תדבק לשוני לחכי אם לא אזכרכי</text:p>
      <text:p text:style-name="P156">אם לא אעלה את ירושלים על ראש שמחתי. והיינו שצריך</text:p>
      <text:p text:style-name="P156">לזכרו במחשבה ובדבור ובמעשה כמו שאחז"למ במגילה ריש פ"ב</text:p>
      <text:p text:style-name="P156">גבי זכירת מחיית עמלק זכור בפה יכול בלב ת"ל לא תשכח. הרי</text:p>
      <text:p text:style-name="P221"><text:span text:style-name="T171">שכחת </text:span><text:span text:style-name="T175"><text:s text:c="3"/></text:span><text:span text:style-name="T171"><text:s text:c="4"/></text:span></text:p>
      <text:p text:style-name="P251"><text:soft-page-break/>) <text:span text:style-name="T214">19 </text:span>(</text:p>
      <text:p text:style-name="P157"/>
      <text:p text:style-name="P159">שכחת הלב אמור. הא מה אני מקיים זכור בפה. והכא נמי</text:p>
      <text:p text:style-name="P159">אם אשכחך בלב. אם לא אזכרכי בפה אם לא אעלה במעשה</text:p>
      <text:p text:style-name="P222"><text:span text:style-name="T171">וגם עיקר ברכה זו משום זה נתקנה. </text:span><text:span text:style-name="T114">(ותגל העקרה)</text:span><text:span text:style-name="T171"> ע"ש רני</text:span></text:p>
      <text:p text:style-name="P222"><text:span text:style-name="T171">עקרה. </text:span><text:span text:style-name="T114">(בקיבוץ בניה לתוכה)</text:span><text:span text:style-name="T171"> ע"ש כי יבעל בחור בתולה</text:span></text:p>
      <text:p text:style-name="P159">יבעלוך בניך וכתיב כי רבים בני שוממה. ואמר בקיבוץ בניה</text:p>
      <text:p text:style-name="P222"><text:span text:style-name="T171">ע"ש הכתוב ברני עקרה וברחמים גדולים אקבצך. </text:span><text:span text:style-name="T114">(בשמחה)</text:span></text:p>
      <text:p text:style-name="P222"><text:span text:style-name="T171">ע"ש פצחי רנה וצהלי </text:span><text:span text:style-name="T114">(בא"י משמח ציון בבניה)</text:span><text:span text:style-name="T171"> כדאמרינן</text:span></text:p>
      <text:p text:style-name="P159">בתנחומא במה עתיד הקב"ה לנחמה בקבוץ בניה לתוכה בשמחה</text:p>
      <text:p text:style-name="P160">(אבודרהם)</text:p>
      <text:p text:style-name="P209">ברכה <text:span text:style-name="T214">ה</text:span></text:p>
      <text:p text:style-name="P218"><text:span text:style-name="T114">(</text:span><text:span text:style-name="T119">שמח </text:span><text:span text:style-name="T117">כו’</text:span><text:span text:style-name="T114">)</text:span><text:span text:style-name="T172"> </text:span><text:span text:style-name="T184">ברכה זו הןא דרך בקשה לבקש רחמים על</text:span></text:p>
      <text:p text:style-name="P161">חתן וכלה שהם רעים אהובים זה לזה. לשמחם בזווגם ולהצליחם</text:p>
      <text:p text:style-name="P161">במעש’ ידיהם כשמחת זיווג אדם הראשון בג"ע. וברכה זו היא</text:p>
      <text:p text:style-name="P161">דרך שבח והודא’ למקום על יצירת השמח’ והזיווג בעולם לשעבר</text:p>
      <text:p text:style-name="P161">ולצעוק לע"ל על שמחת ירושלים ולפיכך חותם באותה ברכה</text:p>
      <text:p text:style-name="P161">ראשונה משמח חתן וכלה מפני שהיא דרך בקשה וצריך לבקש</text:p>
      <text:p text:style-name="P161">רחמים על שניהם. ואם היה חותם עם הכלה לא היה</text:p>
      <text:p text:style-name="P161">במשמע שמחה אלא לחתן בלבד שישמח בהכלה. אבל אינו</text:p>
      <text:p text:style-name="P161">במשמע לשמח הכלה עם החתן. אבל ברכה אשר ברא ששון</text:p>
      <text:p text:style-name="P161">ושמחה כו’ היא דרך שבח והודאה על שמחת הזיווג חותם</text:p>
      <text:p text:style-name="P161">משמח חתן עם הכלה שמשמע שהחתן לבדו שישמח על עסקי הכלה</text:p>
      <text:p text:style-name="P161">שכן כתיב ומשוש חתן על כלה וגו’. ועוד מפני שהבתולה יש</text:p>
      <text:p text:style-name="P162">לה צער בתולים:</text:p>
      <text:p text:style-name="P321"><text:span text:style-name="T105">עוד</text:span><text:span text:style-name="T1"> </text:span><text:span text:style-name="T59">יש לומר שמח תשמח רעים כו’ קאמר לשון כפול על</text:span></text:p>
      <text:p text:style-name="P174"><text:span text:style-name="T6"><text:s/></text:span><text:span text:style-name="T50"><text:s text:c="2"/></text:span><text:span text:style-name="T3">שהוא ברכה להחתן הנמשל לבעל אבידה שמח אותו</text:span></text:p>
      <text:p text:style-name="P163">כי ימצא אבידתו במצא אשה מצא טוב. ולא במוציא. וגם תשמח</text:p>
      <text:p text:style-name="P164">את הכלה בהשיגה תשוקתה בגזירת השי"ת ואל אישך תשוקתך</text:p>
      <text:p text:style-name="P164">ושמחתם יהיה בהיותם רעים אהובים זה לזה ויהיה שמך (שם</text:p>
      <text:p text:style-name="P164">יה) עמהם כשמחך יצירך בג"ע מקדם כאמרו יתברך לא טוב</text:p>
      <text:p text:style-name="P164">היות האדם לבדו. ור"ל בהיותו לבדו אי אפשר לשטף בו שם</text:p>
      <text:p text:style-name="P164">יה יתברך על כן אעשה לו עזר כנגדו שיתכן לשטף בין שניהם</text:p>
      <text:p text:style-name="P164">שם שתי אותיות אל המכונים בשם אבא ואמא כנודע. ולא</text:p>
      <text:p text:style-name="P164">מצא לו עזר כי אם ע", אחת הצלעותיו שלזאת תקרא אשה כי</text:p>
      <text:p text:style-name="P164">מאיש לקחה זאת ונמצא שם משתי אותיות אלו שרוי ביניהם.</text:p>
      <text:p text:style-name="P175"><text:span text:style-name="T3">ומסיים <text:s text:c="10"/></text:span><text:span text:style-name="T6"><text:s text:c="2"/></text:span></text:p>
      <text:p text:style-name="P252"><text:soft-page-break/>) <text:span text:style-name="T215">20 </text:span>(</text:p>
      <text:p text:style-name="P158"/>
      <text:p text:style-name="P165">ומסיים בברכה מעין הפתיחה משמח חתן וכלה ר"ל כל אחד</text:p>
      <text:p text:style-name="P223"><text:span text:style-name="T185"><text:s text:c="2"/></text:span><text:span text:style-name="T171"><text:s text:c="2"/>באור הראוי לו כאמור (ספר מדרש כתובה): <text:s/></text:span><text:span text:style-name="T186"><text:s text:c="2"/></text:span></text:p>
      <text:p text:style-name="P169"><text:span text:style-name="T105">עוד</text:span><text:span text:style-name="T1"> </text:span><text:span text:style-name="T59">י"</text:span><text:span text:style-name="T60">ל הכוונה שמח תשמח כו’ כי הריעים שני מינים.</text:span></text:p>
      <text:p text:style-name="P322"><text:s text:c="3"/>האחד ריע אינו אהוב אלא שפגע באחד ונתלוו קצת</text:p>
      <text:p text:style-name="P322">זמן ונעשו רעים זה לזה ולבסוף אפשר שיבואו לידי אהבה.</text:p>
      <text:p text:style-name="P322">הב’ שבתחלתם היו רעים אהובים. וזה יקרה בין האנשים</text:p>
      <text:p text:style-name="P322">ששמעו כל אחד שמע חברו ונתחברו באהבה עזה. וז"ש שמח</text:p>
      <text:p text:style-name="P322">תשמח רעים אהובים. כי איש ואשתו לא קנו האהבה בהתמדת</text:p>
      <text:p text:style-name="P322"><text:s text:c="6"/>זמן. רק בפתע פתאום: <text:s text:c="5"/></text:p>
      <text:p text:style-name="P170"><text:span text:style-name="T105">עוד</text:span><text:span text:style-name="T1"> </text:span><text:span text:style-name="T59">יש לומר </text:span><text:span text:style-name="T61">כי לפעמים ריע אשר יחבר אל רעהו בעבור</text:span></text:p>
      <text:p text:style-name="P323"><text:span text:style-name="T203"><text:s/></text:span><text:span text:style-name="T217"><text:s text:c="2"/></text:span>תועלת מה אשר בהפקדו נתפרד האהבה. אבל רעים</text:p>
      <text:p text:style-name="P323">האוהבים זה לזה שאע"פ שלא יקבלו שכר ולא תועלת זה מזה</text:p>
      <text:p text:style-name="P323">לא יפרדו לעולם. כי אהבתם תקשרם. וז"ש שמח תשמח רעים</text:p>
      <text:p text:style-name="P323">אהובים כי האשה הטובה אע"פ שלא יהיה סיפוק בד בעלה</text:p>
      <text:p text:style-name="P323">למלאות צרכי הבית תאהבנו ותכבדנו לא כן האשה הרעה כי</text:p>
      <text:p text:style-name="P323">אף במלאת סיפקה יצר לה ומכ"ש כשאין לה סיפקה במלואה</text:p>
      <text:p text:style-name="P324"><text:s text:c="2"/>(מדרש שמואל): <text:s/></text:p>
      <text:p text:style-name="P170"><text:span text:style-name="T105">עוד</text:span><text:span text:style-name="T1"> </text:span><text:span text:style-name="T59">יש לומר </text:span><text:span text:style-name="T61">מפני שאחז"ל בפסוק וישמע משה את העם</text:span></text:p>
      <text:p text:style-name="P323"><text:s/><text:span text:style-name="T203"><text:s text:c="3"/></text:span>בכה למשפחותיו פרש"י ז"ל על עריות שנאסר להם וזהו</text:p>
      <text:p text:style-name="P323">למשפחותיו על עסקי משפחות. ואחז"ל שעדיין אין עושין בשמחה</text:p>
      <text:p text:style-name="P323">דליכא כתובה שלא רמי ביה תיגרא. והענין כי יותר ישמחו</text:p>
      <text:p text:style-name="P323">בקרובים בשאר בשרם. וכן מצינו בקין והבל כל אחד נשא</text:p>
      <text:p text:style-name="P323">תאומה שנולדה עמו. ויותר מזה באדם עצמו שהיתה מגופו</text:p>
      <text:p text:style-name="P323">ממש כמ"ש זאת הפעם עצם מעצמי. ועוד אחז"ל קשה לזווגם</text:p>
      <text:p text:style-name="P323">כקריעת ים סוף. ויש לפרש מפני שמצינו הנס בקריעת ים</text:p>
      <text:p text:style-name="P328"><text:span text:style-name="T3">סוף יותר מבקיעת ירדן. דבירדן </text:span><text:span text:style-name="T62">כתיב ויעמדו המים היורדים</text:span></text:p>
      <text:p text:style-name="P329"><text:span text:style-name="T62">מ</text:span><text:span text:style-name="T3">למעלה קמו נד אחד והיורדים תמו נכרתו. ופרש"י בדרך</text:span></text:p>
      <text:p text:style-name="P329"><text:span text:style-name="T3">הליכתן ככל הנחלים. נמצא לא היה הנסאלא מצד אחד אבל</text:span></text:p>
      <text:p text:style-name="P329"><text:span text:style-name="T3">בקריעת ים סוף כתיב והמים להם חומה מימינם ומשמאלם.</text:span></text:p>
      <text:p text:style-name="P329"><text:span text:style-name="T3">והטעם יש לומר כדי שלא יהיה מקום למצרים לילך עמהם</text:span></text:p>
      <text:p text:style-name="P329"><text:span text:style-name="T3">יחד מצידיהם. אלא מאחריהם ממש. וישובו המים עליהם</text:span></text:p>
      <text:p text:style-name="P329"><text:span text:style-name="T3">כשיעלו ישראל מתוך הים כמפורש בקרא. א"כ היה הנס משני</text:span></text:p>
      <text:p text:style-name="P329"><text:span text:style-name="T3">צדדים. וכן קשה לזווגם משני צדדים מחמת שהם רחוקים זה</text:span></text:p>
      <text:p text:style-name="P329"><text:span text:style-name="T3">מזה משאר בשרם. לכך אנו שואלים שישמח הקב"ה חתן וכלה</text:span></text:p>
      <text:p text:style-name="P329"><text:span text:style-name="T3">שאינם קרובים משאר בשרם כשמחת אדם הראשון שהיתה</text:span></text:p>
      <text:p text:style-name="P330"><text:span text:style-name="T3">מגופו ממש (הפלאה): <text:s text:c="17"/>ברכה <text:s text:c="6"/></text:span></text:p>
      <text:p text:style-name="P341"><text:soft-page-break/>) <text:span text:style-name="T216">21 </text:span>(</text:p>
      <text:p text:style-name="P338">ברכה <text:span text:style-name="T216">ו</text:span></text:p>
      <text:p text:style-name="P339"><text:span text:style-name="T114">(אשר ברא ששון כו’)</text:span><text:span text:style-name="T172"> </text:span><text:span text:style-name="T179">ברכה </text:span><text:span text:style-name="T187">זו פותחת בברוך מפני שהיא</text:span></text:p>
      <text:p text:style-name="P340"><text:span text:style-name="T171">נאמרה יחידית ברוב ימי המשת’ כשאין שם פנים חדשות לפיכך</text:span></text:p>
      <text:p text:style-name="P340"><text:span text:style-name="T171">אינה נקראת סמוכה והוצרכה לפתוח בברוך. </text:span><text:span text:style-name="T124">(אשר ברא</text:span></text:p>
      <text:p text:style-name="P340"><text:span text:style-name="T124">ששון כו’) </text:span><text:span text:style-name="T122">ובברכה ג’ אמר אשר יצר את האדם. הרי אמר</text:span></text:p>
      <text:p text:style-name="P325"><text:span text:style-name="T125">לשון יצירה על האדם ולשון בריאה על ששון ושמחה וכן אמר</text:span></text:p>
      <text:p text:style-name="P325"><text:span text:style-name="T125">יוצר אור ובורא חשך. וכן בברכת אשר יוצר אמר אשר יצר</text:span></text:p>
      <text:p text:style-name="P325"><text:span text:style-name="T125">את האדם בחכמה וברא בו נקבים. אמר גבי אדם לשון יצירה</text:span></text:p>
      <text:p text:style-name="P325"><text:span text:style-name="T125">ועל הנקב אמר לשון בריאה. וכן נאמר יוצר אור ובורא</text:span></text:p>
      <text:p text:style-name="P325"><text:span text:style-name="T125">חושך. וכן נאמר יוצר הרים ובורא רוח הטעם בכל אלו לפי</text:span></text:p>
      <text:p text:style-name="P325"><text:span text:style-name="T125">שתואר בריאה נופל לומר על דבר יש מאין. ולכן קרוב הוא</text:span></text:p>
      <text:p text:style-name="P325"><text:span text:style-name="T125">הדבר לאין. ושם יצירה נופל לומר על דבר שהיא ממש יותר</text:span></text:p>
      <text:p text:style-name="P325"><text:span text:style-name="T125">ולכן אמר לשון בריאה על הרוח שהוא קרוב להעדר. וכן על ששון</text:span></text:p>
      <text:p text:style-name="P325"><text:span text:style-name="T125">ושמחה כי הוא דבר שאין בו ממש. אבל לשון יצירה שהוא ממש</text:span></text:p>
      <text:p text:style-name="P325"><text:span text:style-name="T125">יותר אמר על האדם ועול ההרים ועל האור כי באור יש יותר</text:span></text:p>
      <text:p text:style-name="P325"><text:span text:style-name="T125">ממש מן החשך שהוא קרוב להעדר. </text:span><text:span text:style-name="T98">(</text:span><text:span text:style-name="T97">מהרה </text:span><text:span text:style-name="T131">כו’</text:span><text:span text:style-name="T97"> ישמע</text:span></text:p>
      <text:p text:style-name="P326"><text:span text:style-name="T131">כו’) </text:span><text:span text:style-name="T125">פסוק הוא. </text:span><text:span text:style-name="T98">(</text:span><text:span text:style-name="T100">ונערים ממשתה </text:span><text:span text:style-name="T101">נגינ</text:span><text:span text:style-name="T102">ת</text:span><text:span text:style-name="T101">ם</text:span><text:span text:style-name="T98">) </text:span><text:span text:style-name="T125">אינו אומר</text:span></text:p>
      <text:p text:style-name="P327"><text:span text:style-name="T125">בחוריום כמו שהוא לשון הכתוב. לפי שמנגינת הבחורים באה</text:span></text:p>
      <text:p text:style-name="P327"><text:span text:style-name="T125">חורבה לעולם שנאמר זקנים משער שבתו מה טעם משום</text:span></text:p>
      <text:p text:style-name="P327"><text:span text:style-name="T125">דבחורים מנגינתם כלומר מנבלים את פיהם בפריצות. אבל</text:span></text:p>
      <text:p text:style-name="P327"><text:span text:style-name="T125"><text:s text:c="3"/>מנגינת הנערים לא יבא לעולם הפסד ותקלה: <text:s text:c="2"/></text:span></text:p>
      <text:p text:style-name="P331"><text:span text:style-name="T106">מה</text:span><text:span text:style-name="T127"> </text:span><text:span text:style-name="T128">שיוצאים כנגד החתן והכלה בעת שהולכן מן החופה</text:span></text:p>
      <text:p text:style-name="P333"><text:span text:style-name="T129"><text:s text:c="2"/></text:span><text:span text:style-name="T126">לבית בלח</text:span><text:span text:style-name="T130">ם</text:span><text:span text:style-name="T126"> חטים. ומלח. חטים ע"ש הכתוב חלב</text:span></text:p>
      <text:p text:style-name="P333"><text:span text:style-name="T126">חטים ישביעך. ומלת ע"ש הכתוב ברית מלח עולם. והכל הוא</text:span></text:p>
      <text:p text:style-name="P333"><text:span text:style-name="T126">לסימן טוב שסימנא מילתא היא וכן מה שזורקין כשות או</text:span></text:p>
      <text:p text:style-name="P333"><text:span text:style-name="T126">תבואה על החתן בעת שמחפה את הכלה בהינומ’ שקורין</text:span></text:p>
      <text:p text:style-name="P333"><text:span text:style-name="T126">בעדקינס. הוא לסימן שיפרו וירבו ויעלו מעלה מעלה ככישות</text:span></text:p>
      <text:p text:style-name="P334"><text:span text:style-name="T126">ותבואה. ועיין רוקח:</text:span></text:p>
      <text:p text:style-name="P332"><text:span text:style-name="T107">אמרינן</text:span><text:span text:style-name="T1"> </text:span><text:span text:style-name="T63">בפ"ז דברכות א"ר חלבו אמר בר הונא כל הנהנה</text:span></text:p>
      <text:p text:style-name="P335"><text:span text:style-name="T3"><text:s/></text:span><text:span text:style-name="T66"><text:s/></text:span><text:span text:style-name="T3"><text:s text:c="2"/>מסעודת חתן ואינו משמחו עובר בחמשה קולות</text:span></text:p>
      <text:p text:style-name="P335"><text:span text:style-name="T3">הנאמרות כאן. פי’ ברי זה מבזה ה’ קולות שנתבשרו בהם ישראל</text:span></text:p>
      <text:p text:style-name="P335"><text:span text:style-name="T3">ואם שמחו מה שכרו אמר רבי יהושע בן לוי זוכה לתורה שנתנה</text:span></text:p>
      <text:p text:style-name="P335"><text:span text:style-name="T3">בחמשה קולות שנאמר ויהי קולות וברקים וענן כבד על ההר</text:span></text:p>
      <text:p text:style-name="P336"><text:span text:style-name="T3">וקול שופר חזק מאד. וכתיב ויהי קול השופר הולך וחזק מאד</text:span></text:p>
      <text:p text:style-name="P337"><text:span text:style-name="T3">משה<text:tab/></text:span></text:p>
      <text:p text:style-name="P337"><text:span text:style-name="T3"/></text:p>
      <text:p text:style-name="P337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2-20T21:36:11.339000000</dc:date>
    <meta:editing-duration>P9DT17H39M6S</meta:editing-duration>
    <meta:editing-cycles>189</meta:editing-cycles>
    <meta:generator>LibreOffice/6.0.1.1$Windows_X86_64 LibreOffice_project/60bfb1526849283ce2491346ed2aa51c465abfe6</meta:generator>
    <meta:document-statistic meta:table-count="2" meta:image-count="1" meta:object-count="0" meta:page-count="24" meta:paragraph-count="795" meta:word-count="6675" meta:character-count="34649" meta:non-whitespace-character-count="28243"/>
  </office:meta>
</office:document-meta>
</file>